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extooo="http://openoffice.org/2013/office" xmlns:tableooo="http://openoffice.org/2009/table" xmlns:drawooo="http://openoffice.org/2010/draw" xmlns:chartooo="http://openoffice.org/2010/chart" xmlns:smil="urn:oasis:names:tc:opendocument:xmlns:smil-compatible:1.0" xmlns:anim="urn:oasis:names:tc:opendocument:xmlns:animation:1.0"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automatic-styles>
    <style:style style:parent-style-name="160" style:master-page-name="MasterPage2" style:family="paragraph" style:name="P63">
      <style:text-properties fo:font-family="Times New Roman" fo:font-size="14pt" style:text-underline-type="single" style:text-underline-style="solid" style:text-underline-width="auto" style:text-underline-color="font-color" fo:font-weight="bold"/>
      <style:paragraph-properties fo:text-align="justify" fo:break-before="page"/>
    </style:style>
    <style:style style:family="text" style:name="T44">
      <style:text-properties fo:font-family="Times New Roman" fo:font-size="14pt" style:text-underline-type="single" style:text-underline-style="solid" style:text-underline-width="auto" style:text-underline-color="font-color" fo:font-weight="bold"/>
    </style:style>
    <style:style style:parent-style-name="160" style:family="paragraph" style:name="P65">
      <style:text-properties fo:font-family="Times New Roman" fo:font-size="14pt" style:text-underline-type="single" style:text-underline-style="solid" style:text-underline-width="auto" style:text-underline-color="font-color" fo:font-weight="bold"/>
      <style:paragraph-properties fo:text-align="justify"/>
    </style:style>
    <style:style style:family="text" style:name="T45">
      <style:text-properties fo:font-family="Times New Roman" fo:font-size="14pt" style:text-underline-type="single" style:text-underline-style="solid" style:text-underline-width="auto" style:text-underline-color="font-color" fo:font-weight="bold"/>
    </style:style>
    <style:style style:parent-style-name="196" style:family="paragraph" style:name="P66">
      <style:text-properties fo:font-family="Times New Roman" fo:font-size="12pt" style:text-underline-type="none" style:text-underline-width="auto" fo:font-weight="bold"/>
      <style:paragraph-properties fo:text-align="justify"/>
    </style:style>
    <style:style style:parent-style-name="196" style:family="text" style:name="T46">
      <style:text-properties fo:font-family="Times New Roman" fo:font-size="12pt" style:text-underline-type="none" style:text-underline-width="auto" fo:font-weight="bold"/>
    </style:style>
    <style:style style:family="text" style:name="T47">
      <style:text-properties fo:font-size="12pt" style:text-underline-type="none" style:text-underline-width="auto"/>
    </style:style>
    <style:style style:parent-style-name="196" style:family="paragraph" style:name="P67">
      <style:text-properties fo:font-family="Times New Roman" fo:font-size="14pt" style:text-underline-type="single" style:text-underline-style="solid" style:text-underline-width="auto" style:text-underline-color="font-color" fo:font-weight="bold"/>
      <style:paragraph-properties fo:text-align="justify"/>
    </style:style>
    <style:style style:parent-style-name="196" style:family="text" style:name="T48">
      <style:text-properties fo:font-family="Times New Roman" fo:font-size="14pt" style:text-underline-type="single" style:text-underline-style="solid" style:text-underline-width="auto" style:text-underline-color="font-color" fo:font-weight="bold"/>
    </style:style>
    <style:style style:parent-style-name="160" style:family="paragraph" style:name="P68">
      <style:paragraph-properties fo:text-align="justify"/>
    </style:style>
    <style:style style:parent-style-name="196" style:family="text" style:name="T49">
      <style:text-properties fo:font-family="Times New Roman" fo:font-size="14pt" style:text-underline-type="single" style:text-underline-style="solid" style:text-underline-width="auto" style:text-underline-color="font-color" fo:font-weight="bold"/>
    </style:style>
    <style:style style:family="text" style:name="T50">
      <style:text-properties fo:font-family="Times New Roman" fo:font-size="12pt"/>
    </style:style>
    <style:style style:family="text" style:name="T51">
      <style:text-properties fo:font-family="Times New Roman" fo:font-size="12pt" fo:font-style="italic"/>
    </style:style>
    <style:style style:family="text" style:name="T52">
      <style:text-properties fo:font-family="Times New Roman" fo:font-size="12pt"/>
    </style:style>
    <style:style style:family="text" style:name="T53">
      <style:text-properties fo:font-family="Times New Roman" fo:font-size="12pt" fo:font-style="italic"/>
    </style:style>
    <style:style style:family="text" style:name="T54">
      <style:text-properties fo:font-family="Times New Roman" fo:font-size="12pt"/>
    </style:style>
    <style:style style:parent-style-name="160" style:family="paragraph" style:name="P69">
      <style:text-properties fo:font-family="Times New Roman" fo:font-size="12pt"/>
      <style:paragraph-properties fo:text-align="justify"/>
    </style:style>
    <style:style style:family="text" style:name="T55">
      <style:text-properties fo:font-family="Times New Roman" fo:font-size="12pt"/>
    </style:style>
    <style:style style:parent-style-name="160" style:family="paragraph" style:name="P70">
      <style:text-properties fo:font-family="Times New Roman" fo:font-size="12pt"/>
      <style:paragraph-properties fo:text-align="justify"/>
    </style:style>
    <style:style style:family="text" style:name="T56">
      <style:text-properties fo:font-family="Times New Roman" fo:font-size="12pt"/>
    </style:style>
    <style:style style:parent-style-name="160" style:family="paragraph" style:name="P71">
      <style:text-properties fo:font-family="Times New Roman" fo:font-size="12pt"/>
      <style:paragraph-properties fo:text-align="justify"/>
    </style:style>
    <style:style style:family="text" style:name="T57">
      <style:text-properties fo:font-family="Times New Roman" fo:font-size="12pt"/>
    </style:style>
    <style:style style:family="text" style:name="T58">
      <style:text-properties fo:font-family="Times New Roman" fo:font-size="12pt"/>
    </style:style>
    <style:style style:parent-style-name="160" style:family="paragraph" style:name="P72">
      <style:text-properties fo:font-family="Times New Roman" style:font-family-asian="serif" style:font-family-complex="serif" fo:font-size="12pt"/>
      <style:paragraph-properties fo:text-align="justify"/>
    </style:style>
    <style:style style:parent-style-name="196" style:family="text" style:name="T59">
      <style:text-properties fo:font-family="Times New Roman" fo:font-size="12pt"/>
    </style:style>
    <style:style style:family="text" style:name="T60">
      <style:text-properties fo:font-family="Times New Roman" fo:font-size="12pt"/>
    </style:style>
    <style:style style:family="text" style:name="T61">
      <style:text-properties fo:font-family="Times New Roman" style:font-family-asian="serif" style:font-family-complex="serif" fo:font-size="12pt"/>
    </style:style>
    <style:style style:family="text" style:name="T62">
      <style:text-properties fo:font-family="Times New Roman" style:font-family-asian="sans-serif" style:font-family-complex="sans-serif" fo:font-size="12pt"/>
    </style:style>
    <style:style style:family="text" style:name="T63">
      <style:text-properties fo:font-family="Times New Roman" style:font-family-asian="serif" style:font-family-complex="serif" fo:font-size="12pt"/>
    </style:style>
    <style:style style:family="text" style:name="T64">
      <style:text-properties fo:font-family="Times New Roman" fo:font-size="12pt"/>
    </style:style>
    <style:style style:family="text" style:name="T65">
      <style:text-properties fo:font-family="Times New Roman" style:font-family-asian="serif" style:font-family-complex="serif" fo:font-size="12pt"/>
    </style:style>
    <style:style style:parent-style-name="160" style:family="paragraph" style:name="P73">
      <style:text-properties fo:font-family="Times New Roman" style:font-family-asian="serif" style:font-family-complex="serif" fo:font-size="12pt"/>
      <style:paragraph-properties fo:text-align="justify"/>
    </style:style>
    <style:style style:family="text" style:name="T66">
      <style:text-properties fo:font-family="Times New Roman" style:font-family-asian="serif" style:font-family-complex="serif" fo:font-size="12pt"/>
    </style:style>
    <style:style style:family="text" style:name="T67">
      <style:text-properties fo:font-family="Times New Roman" style:font-family-asian="serif" style:font-family-complex="serif" fo:font-size="12pt"/>
    </style:style>
    <style:style style:parent-style-name="160" style:family="paragraph" style:name="P74">
      <style:text-properties fo:font-family="Times New Roman" style:font-family-asian="serif" style:font-family-complex="serif" fo:font-size="12pt"/>
      <style:paragraph-properties fo:text-align="justify"/>
    </style:style>
    <style:style style:family="text" style:name="T68">
      <style:text-properties fo:font-family="Times New Roman" style:font-family-asian="serif" style:font-family-complex="serif" fo:font-size="12pt" fo:font-weight="bold"/>
    </style:style>
    <style:style style:family="text" style:name="T69">
      <style:text-properties fo:font-family="Times New Roman" style:font-family-asian="serif" style:font-family-complex="serif" fo:font-size="12pt"/>
    </style:style>
    <style:style style:parent-style-name="160" style:family="paragraph" style:name="P75">
      <style:text-properties fo:font-family="Times New Roman" style:font-family-asian="serif" style:font-family-complex="serif" fo:font-size="12pt"/>
      <style:paragraph-properties fo:text-align="justify"/>
    </style:style>
    <style:style style:family="text" style:name="T70">
      <style:text-properties fo:font-family="Times New Roman" style:font-family-asian="serif" style:font-family-complex="serif" fo:font-size="12pt"/>
    </style:style>
    <style:style style:parent-style-name="160" style:family="paragraph" style:name="P76">
      <style:text-properties fo:font-family="Times New Roman" style:font-family-asian="serif" style:font-family-complex="serif" fo:font-size="12pt"/>
      <style:paragraph-properties fo:text-align="justify"/>
    </style:style>
    <style:style style:parent-style-name="196" style:family="text" style:name="T71">
      <style:text-properties fo:font-family="Times New Roman" style:font-family-asian="serif" style:font-family-complex="serif" fo:font-size="12pt"/>
    </style:style>
    <style:style style:family="text" style:name="T72">
      <style:text-properties fo:font-family="Times New Roman" style:font-family-asian="serif" style:font-family-complex="serif" fo:font-size="12pt"/>
    </style:style>
    <style:style style:parent-style-name="160" style:family="paragraph" style:name="P77">
      <style:paragraph-properties fo:text-align="justify"/>
    </style:style>
    <style:style style:family="text" style:name="T73">
      <style:text-properties fo:font-family="Times New Roman" style:font-family-asian="serif" style:font-family-complex="serif" fo:font-size="12pt"/>
    </style:style>
    <style:style style:family="text" style:name="T74">
      <style:text-properties fo:font-family="Times New Roman" style:font-family-asian="serif" style:font-family-complex="serif" fo:font-size="12pt"/>
    </style:style>
    <style:style style:parent-style-name="160" style:family="paragraph" style:name="P78">
      <style:text-properties fo:font-family="Times New Roman" style:font-family-asian="serif" style:font-family-complex="serif" fo:font-size="12pt"/>
      <style:paragraph-properties fo:text-align="justify"/>
    </style:style>
    <style:style style:parent-style-name="196" style:family="text" style:name="T75">
      <style:text-properties fo:font-family="Times New Roman" style:font-family-asian="serif" style:font-family-complex="serif" fo:font-size="12pt"/>
    </style:style>
    <style:style style:family="text" style:name="T76">
      <style:text-properties fo:font-family="Times New Roman" style:font-family-asian="serif" style:font-family-complex="serif" fo:font-size="12pt"/>
    </style:style>
    <style:style style:parent-style-name="160" style:family="paragraph" style:name="P79">
      <style:text-properties fo:font-family="Times New Roman" style:font-family-asian="serif" style:font-family-complex="serif" fo:font-size="12pt"/>
      <style:paragraph-properties fo:text-align="justify"/>
    </style:style>
    <style:style style:family="text" style:name="T77">
      <style:text-properties fo:font-family="Times New Roman" style:font-family-asian="serif" style:font-family-complex="serif" fo:font-size="12pt"/>
    </style:style>
    <style:style style:parent-style-name="160" style:family="paragraph" style:name="P80">
      <style:paragraph-properties fo:text-align="justify"/>
    </style:style>
    <style:style style:family="text" style:name="T78">
      <style:text-properties fo:font-family="Times New Roman" style:font-family-asian="serif" style:font-family-complex="serif" fo:font-size="12pt"/>
    </style:style>
    <style:style style:family="text" style:name="T79">
      <style:text-properties fo:font-family="Times New Roman" style:font-family-asian="serif" style:font-family-complex="serif" fo:font-size="12pt"/>
    </style:style>
    <style:style style:family="text" style:name="T80">
      <style:text-properties fo:font-family="Times New Roman" style:font-family-asian="serif" style:font-family-complex="serif" fo:font-size="12pt" fo:font-style="italic"/>
    </style:style>
    <style:style style:family="text" style:name="T81">
      <style:text-properties fo:font-family="Times New Roman" style:font-family-asian="serif" style:font-family-complex="serif" fo:font-size="12pt" fo:font-style="normal"/>
    </style:style>
    <style:style style:family="text" style:name="T82">
      <style:text-properties fo:font-family="Times New Roman" style:font-family-asian="serif" style:font-family-complex="serif" fo:font-size="12pt"/>
    </style:style>
    <style:style style:family="text" style:name="T83">
      <style:text-properties fo:font-family="Times New Roman" style:font-family-asian="serif" style:font-family-complex="serif" fo:font-size="12pt" fo:font-style="normal"/>
    </style:style>
    <style:style style:parent-style-name="160" style:family="paragraph" style:name="P81">
      <style:text-properties/>
      <style:paragraph-properties fo:text-align="justify"/>
    </style:style>
    <style:style style:parent-style-name="160" style:family="paragraph" style:name="P82">
      <style:text-properties fo:font-family="Times New Roman" style:font-family-asian="serif" style:font-family-complex="serif" fo:font-size="12pt"/>
      <style:paragraph-properties fo:text-align="justify"/>
    </style:style>
    <style:style style:family="text" style:name="T84">
      <style:text-properties fo:font-family="Times New Roman" style:font-family-asian="serif" style:font-family-complex="serif" fo:font-size="12pt"/>
    </style:style>
    <style:style style:parent-style-name="160" style:family="paragraph" style:name="P83">
      <style:text-properties fo:font-family="Times New Roman" style:font-family-asian="serif" style:font-family-complex="serif" fo:font-size="12pt" fo:font-weight="bold"/>
      <style:paragraph-properties fo:text-align="justify"/>
    </style:style>
    <style:style style:family="text" style:name="T85">
      <style:text-properties fo:font-family="Times New Roman" style:font-family-asian="serif" style:font-family-complex="serif" fo:font-size="12pt" fo:font-weight="bold"/>
    </style:style>
    <style:style style:parent-style-name="160" style:family="paragraph" style:name="P84">
      <style:text-properties fo:font-family="Times New Roman" style:font-family-asian="serif" style:font-family-complex="serif" fo:font-size="12pt"/>
      <style:paragraph-properties fo:text-align="justify"/>
    </style:style>
    <style:style style:family="text" style:name="T86">
      <style:text-properties fo:font-family="Times New Roman" style:font-family-asian="serif" style:font-family-complex="serif" fo:font-size="12pt"/>
    </style:style>
    <style:style style:parent-style-name="160" style:family="paragraph" style:name="P85">
      <style:text-properties fo:font-family="Times New Roman" style:font-family-asian="serif" style:font-family-complex="serif" fo:font-size="12pt"/>
      <style:paragraph-properties fo:text-align="justify"/>
    </style:style>
    <style:style style:family="text" style:name="T87">
      <style:text-properties fo:font-family="Times New Roman" style:font-family-asian="serif" style:font-family-complex="serif" fo:font-size="12pt"/>
    </style:style>
    <style:style style:family="text" style:name="T88">
      <style:text-properties fo:font-family="Times New Roman" style:font-family-asian="serif" style:font-family-complex="serif" fo:font-size="12pt"/>
    </style:style>
    <style:style style:parent-style-name="160" style:family="paragraph" style:name="P86">
      <style:text-properties fo:font-family="Times New Roman" style:font-family-asian="serif" style:font-family-complex="serif" fo:font-size="12pt" fo:font-weight="bold"/>
      <style:paragraph-properties fo:text-align="justify"/>
    </style:style>
    <style:style style:family="text" style:name="T89">
      <style:text-properties fo:font-family="Times New Roman" style:font-family-asian="serif" style:font-family-complex="serif" fo:font-size="12pt" fo:font-weight="bold"/>
    </style:style>
    <style:style style:family="text" style:name="T90">
      <style:text-properties fo:font-weight="bold"/>
    </style:style>
    <style:style style:parent-style-name="160" style:family="paragraph" style:name="P87">
      <style:text-properties fo:font-family="Times New Roman" style:font-family-asian="serif" style:font-family-complex="serif" fo:font-size="12pt" fo:font-weight="bold"/>
      <style:paragraph-properties fo:text-align="justify"/>
    </style:style>
    <style:style style:family="text" style:name="T91">
      <style:text-properties fo:font-family="Times New Roman" style:font-family-asian="serif" style:font-family-complex="serif" fo:font-size="12pt" fo:font-weight="bold"/>
    </style:style>
    <style:style style:parent-style-name="160" style:family="paragraph" style:name="P88">
      <style:text-properties fo:font-family="Times New Roman" style:font-family-asian="serif" style:font-family-complex="serif" fo:font-size="12pt" fo:font-weight="bold"/>
      <style:paragraph-properties fo:text-align="justify"/>
    </style:style>
    <style:style style:family="text" style:name="T92">
      <style:text-properties fo:font-family="Times New Roman" style:font-family-asian="serif" style:font-family-complex="serif" fo:font-size="12pt" fo:font-weight="bold"/>
    </style:style>
    <style:style style:parent-style-name="160" style:family="paragraph" style:name="P89">
      <style:text-properties fo:font-family="Times New Roman" style:font-family-asian="serif" style:font-family-complex="serif" fo:font-size="12pt"/>
      <style:paragraph-properties fo:text-align="justify"/>
    </style:style>
    <style:style style:family="text" style:name="T93">
      <style:text-properties fo:font-family="Times New Roman" style:font-family-asian="serif" style:font-family-complex="serif" fo:font-size="12pt" fo:font-weight="bold"/>
    </style:style>
    <style:style style:family="text" style:name="T94">
      <style:text-properties fo:font-family="Times New Roman" style:font-family-asian="serif" style:font-family-complex="serif" fo:font-size="12pt"/>
    </style:style>
    <style:style style:family="text" style:name="T95">
      <style:text-properties fo:font-family="Times New Roman" style:font-family-asian="serif" style:font-family-complex="serif" fo:font-size="12pt"/>
    </style:style>
    <style:style style:parent-style-name="160" style:family="paragraph" style:name="P90">
      <style:text-properties fo:font-family="Times New Roman" style:font-family-asian="serif" style:font-family-complex="serif" fo:font-size="12pt"/>
      <style:paragraph-properties fo:text-align="justify"/>
    </style:style>
    <style:style style:family="text" style:name="T96">
      <style:text-properties fo:font-family="Times New Roman" style:font-family-asian="serif" style:font-family-complex="serif" fo:font-size="12pt"/>
    </style:style>
    <style:style style:family="text" style:name="T97">
      <style:text-properties fo:font-family="Times New Roman" style:font-family-asian="serif" style:font-family-complex="serif" fo:font-size="12pt"/>
    </style:style>
    <style:style style:parent-style-name="160" style:family="paragraph" style:name="P91">
      <style:text-properties fo:font-family="Times New Roman" style:font-family-asian="serif" style:font-family-complex="serif" fo:font-size="12pt"/>
      <style:paragraph-properties fo:text-align="justify"/>
    </style:style>
    <style:style style:family="text" style:name="T98">
      <style:text-properties fo:font-family="Times New Roman" style:font-family-asian="serif" style:font-family-complex="serif" fo:font-size="12pt"/>
    </style:style>
    <style:style style:parent-style-name="160" style:family="paragraph" style:name="P92">
      <style:text-properties fo:font-family="Times New Roman" style:font-family-asian="serif" style:font-family-complex="serif" fo:font-size="12pt"/>
      <style:paragraph-properties fo:text-align="justify"/>
    </style:style>
    <style:style style:family="text" style:name="T99">
      <style:text-properties fo:font-family="Times New Roman" style:font-family-asian="serif" style:font-family-complex="serif" fo:font-size="12pt"/>
    </style:style>
    <style:style style:family="text" style:name="T100">
      <style:text-properties fo:font-family="Times New Roman" style:font-family-asian="serif" style:font-family-complex="serif" fo:font-size="12pt"/>
    </style:style>
    <style:style style:parent-style-name="160" style:family="paragraph" style:name="P93">
      <style:text-properties fo:font-family="Times New Roman" style:font-family-asian="serif" style:font-family-complex="serif" fo:font-size="12pt"/>
      <style:paragraph-properties fo:text-align="justify"/>
    </style:style>
    <style:style style:family="text" style:name="T101">
      <style:text-properties fo:font-family="Times New Roman" style:font-family-asian="serif" style:font-family-complex="serif" fo:font-size="12pt"/>
    </style:style>
    <style:style style:family="text" style:name="T102">
      <style:text-properties fo:font-family="Times New Roman" style:font-family-asian="serif" style:font-family-complex="serif" fo:font-size="12pt"/>
    </style:style>
    <style:style style:parent-style-name="160" style:family="paragraph" style:name="P94">
      <style:text-properties fo:font-family="Times New Roman" style:font-family-asian="serif" style:font-family-complex="serif" fo:font-size="12pt"/>
      <style:paragraph-properties fo:text-align="justify"/>
    </style:style>
    <style:style style:family="text" style:name="T103">
      <style:text-properties fo:font-family="Times New Roman" style:font-family-asian="serif" style:font-family-complex="serif" fo:font-size="12pt"/>
    </style:style>
    <style:style style:parent-style-name="160" style:family="paragraph" style:name="P95">
      <style:text-properties fo:font-family="Times New Roman" style:font-family-asian="serif" style:font-family-complex="serif" fo:font-size="12pt" fo:font-weight="bold"/>
      <style:paragraph-properties fo:text-align="justify"/>
    </style:style>
    <style:style style:family="text" style:name="T104">
      <style:text-properties fo:font-family="Times New Roman" style:font-family-asian="serif" style:font-family-complex="serif" fo:font-size="12pt" fo:font-weight="bold"/>
    </style:style>
    <style:style style:parent-style-name="160" style:family="paragraph" style:name="P96">
      <style:text-properties fo:font-family="Times New Roman" style:font-family-asian="serif" style:font-family-complex="serif" fo:font-size="12pt" fo:font-weight="bold"/>
      <style:paragraph-properties fo:text-align="justify"/>
    </style:style>
    <style:style style:family="text" style:name="T105">
      <style:text-properties fo:font-family="Times New Roman" style:font-family-asian="serif" style:font-family-complex="serif" fo:font-size="12pt" fo:font-weight="bold"/>
    </style:style>
    <style:style style:parent-style-name="160" style:family="paragraph" style:name="P97">
      <style:paragraph-properties fo:text-align="justify"/>
    </style:style>
    <style:style style:family="text" style:name="T106">
      <style:text-properties fo:font-family="Times New Roman" style:font-family-asian="serif" style:font-family-complex="serif" fo:font-size="12pt" fo:font-weight="bold"/>
    </style:style>
    <style:style style:family="text" style:name="T107">
      <style:text-properties fo:font-family="Times New Roman" style:font-family-asian="serif" style:font-family-complex="serif" fo:font-size="12pt"/>
    </style:style>
    <style:style style:family="text" style:name="T108">
      <style:text-properties fo:font-family="Times New Roman" fo:font-size="12pt"/>
    </style:style>
    <style:style style:parent-style-name="160" style:family="paragraph" style:name="P98">
      <style:paragraph-properties fo:text-align="justify"/>
    </style:style>
    <style:style style:parent-style-name="196" style:family="text" style:name="T109">
      <style:text-properties fo:font-family="Times New Roman" fo:font-size="12pt"/>
    </style:style>
    <style:style style:family="text" style:name="T110">
      <style:text-properties fo:font-family="Times New Roman" style:font-family-asian="serif" style:font-family-complex="serif" fo:font-size="12pt"/>
    </style:style>
    <style:style style:parent-style-name="213" style:family="text" style:name="T111">
      <style:text-properties/>
    </style:style>
    <style:style style:parent-style-name="213" style:family="text" style:name="T112">
      <style:text-properties/>
    </style:style>
    <style:style style:parent-style-name="213" style:family="text" style:name="T113">
      <style:text-properties fo:font-family="Times New Roman" style:font-family-asian="serif" style:font-family-complex="serif" fo:font-size="12pt"/>
    </style:style>
    <style:style style:parent-style-name="160" style:family="paragraph" style:name="P99">
      <style:text-properties fo:font-family="Times New Roman" style:font-family-asian="serif" style:font-family-complex="serif" fo:font-size="12pt"/>
      <style:paragraph-properties fo:text-align="justify"/>
    </style:style>
    <style:style style:family="text" style:name="T114">
      <style:text-properties fo:font-family="Times New Roman" style:font-family-asian="serif" style:font-family-complex="serif" fo:font-size="12pt"/>
    </style:style>
    <style:style style:parent-style-name="160" style:family="paragraph" style:name="P100">
      <style:text-properties fo:font-family="Times New Roman" style:font-family-asian="serif" style:font-family-complex="serif" fo:font-size="12pt" fo:font-weight="bold"/>
      <style:paragraph-properties fo:text-align="justify"/>
    </style:style>
    <style:style style:family="text" style:name="T115">
      <style:text-properties fo:font-family="Times New Roman" style:font-family-asian="serif" style:font-family-complex="serif" fo:font-size="12pt" fo:font-weight="bold"/>
    </style:style>
    <style:style style:family="text" style:name="T116">
      <style:text-properties fo:font-family="Times New Roman" style:font-family-asian="serif" style:font-family-complex="serif" fo:font-size="12pt" fo:font-weight="bold"/>
    </style:style>
    <style:style style:parent-style-name="160" style:family="paragraph" style:name="P101">
      <style:text-properties fo:font-family="Times New Roman" style:font-family-asian="serif" style:font-family-complex="serif" fo:font-size="12pt" fo:font-weight="normal"/>
      <style:paragraph-properties fo:text-align="justify"/>
    </style:style>
    <style:style style:family="text" style:name="T117">
      <style:text-properties fo:font-family="Times New Roman" style:font-family-asian="serif" style:font-family-complex="serif" fo:font-size="12pt" fo:font-weight="bold"/>
    </style:style>
    <style:style style:family="text" style:name="T118">
      <style:text-properties fo:font-family="Times New Roman" style:font-family-asian="serif" style:font-family-complex="serif" fo:font-size="12pt" fo:font-weight="bold"/>
    </style:style>
    <style:style style:parent-style-name="160" style:family="paragraph" style:name="P102">
      <style:text-properties fo:font-family="Times New Roman" style:font-family-asian="serif" style:font-family-complex="serif" fo:font-size="12pt"/>
      <style:paragraph-properties fo:text-align="justify"/>
    </style:style>
    <style:style style:family="text" style:name="T119">
      <style:text-properties fo:font-family="Times New Roman" style:font-family-asian="serif" style:font-family-complex="serif" fo:font-size="12pt" fo:font-weight="normal"/>
    </style:style>
    <style:style style:family="text" style:name="T120">
      <style:text-properties fo:font-family="Times New Roman" style:font-family-asian="serif" style:font-family-complex="serif" fo:font-size="12pt" fo:font-weight="normal"/>
    </style:style>
    <style:style style:family="text" style:name="T121">
      <style:text-properties fo:font-family="Times New Roman" style:font-family-asian="serif" style:font-family-complex="serif" fo:font-size="12pt"/>
    </style:style>
    <style:style style:family="text" style:name="T122">
      <style:text-properties fo:font-family="Times New Roman" style:font-family-asian="serif" style:font-family-complex="serif" fo:font-size="12pt"/>
    </style:style>
    <style:style style:parent-style-name="160" style:family="paragraph" style:name="P103">
      <style:text-properties fo:font-family="Times New Roman" style:font-family-asian="serif" style:font-family-complex="serif" fo:font-size="12pt"/>
      <style:paragraph-properties fo:text-align="justify"/>
    </style:style>
    <style:style style:family="text" style:name="T123">
      <style:text-properties fo:font-family="Times New Roman" style:font-family-asian="serif" style:font-family-complex="serif" fo:font-size="12pt"/>
    </style:style>
    <style:style style:family="text" style:name="T124">
      <style:text-properties fo:font-family="Times New Roman" style:font-family-asian="serif" style:font-family-complex="serif" fo:font-size="12pt"/>
    </style:style>
    <style:style style:parent-style-name="160" style:family="paragraph" style:name="P104">
      <style:text-properties fo:font-family="Times New Roman" style:font-family-asian="serif" style:font-family-complex="serif" fo:font-size="12pt"/>
      <style:paragraph-properties fo:text-align="justify"/>
    </style:style>
    <style:style style:family="text" style:name="T125">
      <style:text-properties fo:font-family="Times New Roman" style:font-family-asian="serif" style:font-family-complex="serif" fo:font-size="12pt"/>
    </style:style>
    <style:style style:family="text" style:name="T126">
      <style:text-properties fo:font-family="Times New Roman" style:font-family-asian="serif" style:font-family-complex="serif" fo:font-size="12pt"/>
    </style:style>
    <style:style style:family="text" style:name="T127">
      <style:text-properties fo:font-family="Times New Roman" style:font-family-asian="serif" style:font-family-complex="serif" fo:font-size="12pt"/>
    </style:style>
    <style:style style:family="text" style:name="T128">
      <style:text-properties fo:font-family="Times New Roman" style:font-family-asian="serif" style:font-family-complex="serif" fo:font-size="12pt"/>
    </style:style>
    <style:style style:parent-style-name="160" style:family="paragraph" style:name="P105">
      <style:text-properties fo:font-family="Times New Roman" style:font-family-asian="serif" style:font-family-complex="serif" fo:font-size="12pt"/>
      <style:paragraph-properties fo:text-align="justify"/>
    </style:style>
    <style:style style:family="text" style:name="T129">
      <style:text-properties fo:font-family="Times New Roman" style:font-family-asian="serif" style:font-family-complex="serif" fo:font-size="12pt"/>
    </style:style>
    <style:style style:family="text" style:name="T130">
      <style:text-properties fo:font-family="Times New Roman" style:font-family-asian="serif" style:font-family-complex="serif" fo:font-size="12pt"/>
    </style:style>
    <style:style style:parent-style-name="160" style:family="paragraph" style:name="P106">
      <style:text-properties fo:font-family="Times New Roman" style:font-family-asian="serif" style:font-family-complex="serif" fo:font-size="12pt"/>
      <style:paragraph-properties fo:text-align="justify"/>
    </style:style>
    <style:style style:family="text" style:name="T131">
      <style:text-properties fo:font-family="Times New Roman" style:font-family-asian="serif" style:font-family-complex="serif" fo:font-size="12pt"/>
    </style:style>
    <style:style style:parent-style-name="160" style:family="paragraph" style:name="P107">
      <style:text-properties fo:font-family="Times New Roman" style:font-family-asian="serif" style:font-family-complex="serif" fo:font-size="12pt"/>
      <style:paragraph-properties fo:text-align="justify"/>
    </style:style>
    <style:style style:family="text" style:name="T132">
      <style:text-properties fo:font-family="Times New Roman" style:font-family-asian="serif" style:font-family-complex="serif" fo:font-size="12pt"/>
    </style:style>
    <style:style style:family="text" style:name="T133">
      <style:text-properties fo:font-family="Times New Roman" style:font-family-asian="serif" style:font-family-complex="serif" fo:font-size="12pt"/>
    </style:style>
    <style:style style:family="text" style:name="T134">
      <style:text-properties fo:font-family="Times New Roman" style:font-family-asian="serif" style:font-family-complex="serif" fo:font-size="12pt"/>
    </style:style>
    <style:style style:parent-style-name="160" style:family="paragraph" style:name="P108">
      <style:text-properties fo:font-family="Times New Roman" style:font-family-asian="serif" style:font-family-complex="serif" fo:font-size="12pt"/>
      <style:paragraph-properties fo:text-align="justify"/>
    </style:style>
    <style:style style:family="text" style:name="T135">
      <style:text-properties fo:font-family="Times New Roman" style:font-family-asian="serif" style:font-family-complex="serif" fo:font-size="12pt"/>
    </style:style>
    <style:style style:parent-style-name="160" style:family="paragraph" style:name="P109">
      <style:text-properties fo:font-family="Times New Roman" style:font-family-asian="serif" style:font-family-complex="serif" fo:font-size="12pt"/>
      <style:paragraph-properties fo:text-align="justify"/>
    </style:style>
    <style:style style:family="text" style:name="T136">
      <style:text-properties fo:font-family="Times New Roman" style:font-family-asian="serif" style:font-family-complex="serif" fo:font-size="12pt"/>
    </style:style>
    <style:style style:family="text" style:name="T137">
      <style:text-properties fo:font-family="Times New Roman" style:font-family-asian="serif" style:font-family-complex="serif" fo:font-size="12pt"/>
    </style:style>
    <style:style style:parent-style-name="160" style:family="paragraph" style:name="P110">
      <style:text-properties fo:font-family="Times New Roman" style:font-family-asian="serif" style:font-family-complex="serif" fo:font-size="12pt"/>
      <style:paragraph-properties fo:text-align="justify"/>
    </style:style>
    <style:style style:family="text" style:name="T138">
      <style:text-properties fo:font-family="Times New Roman" style:font-family-asian="serif" style:font-family-complex="serif" fo:font-size="12pt"/>
    </style:style>
    <style:style style:parent-style-name="160" style:family="paragraph" style:name="P111">
      <style:text-properties fo:font-family="Times New Roman" style:font-family-asian="serif" style:font-family-complex="serif" fo:font-size="12pt"/>
      <style:paragraph-properties fo:text-align="justify"/>
    </style:style>
    <style:style style:family="text" style:name="T139">
      <style:text-properties fo:font-family="Times New Roman" style:font-family-asian="serif" style:font-family-complex="serif" fo:font-size="12pt"/>
    </style:style>
    <style:style style:family="text" style:name="T140">
      <style:text-properties fo:font-family="Times New Roman" style:font-family-asian="serif" style:font-family-complex="serif" fo:font-size="12pt"/>
    </style:style>
    <style:style style:parent-style-name="160" style:family="paragraph" style:name="P112">
      <style:text-properties fo:font-family="Times New Roman" style:font-family-asian="serif" style:font-family-complex="serif" fo:font-size="12pt"/>
      <style:paragraph-properties fo:text-align="justify"/>
    </style:style>
    <style:style style:family="text" style:name="T141">
      <style:text-properties fo:font-family="Times New Roman" style:font-family-asian="serif" style:font-family-complex="serif" fo:font-size="12pt"/>
    </style:style>
    <style:style style:parent-style-name="160" style:family="paragraph" style:name="P113">
      <style:text-properties fo:font-family="Times New Roman" style:font-family-asian="serif" style:font-family-complex="serif" fo:font-size="12pt"/>
      <style:paragraph-properties fo:text-align="justify"/>
    </style:style>
    <style:style style:family="text" style:name="T142">
      <style:text-properties fo:font-family="Times New Roman" style:font-family-asian="serif" style:font-family-complex="serif" fo:font-size="12pt"/>
    </style:style>
    <style:style style:parent-style-name="160" style:family="paragraph" style:name="P114">
      <style:paragraph-properties fo:text-align="justify"/>
    </style:style>
    <style:style style:family="text" style:name="T143">
      <style:text-properties fo:font-family="Times New Roman" style:font-family-asian="serif" style:font-family-complex="serif" fo:font-size="12pt"/>
    </style:style>
    <style:style style:parent-style-name="160" style:family="paragraph" style:name="P115">
      <style:text-properties fo:font-family="Times New Roman" style:font-family-asian="serif" style:font-family-complex="serif"/>
      <style:paragraph-properties fo:text-align="justify"/>
    </style:style>
    <style:style style:family="text" style:name="T144">
      <style:text-properties fo:font-family="Times New Roman" style:font-family-asian="serif" style:font-family-complex="serif" fo:font-size="12pt"/>
    </style:style>
    <style:style style:family="text" style:name="T145">
      <style:text-properties fo:font-family="Times New Roman" style:font-family-asian="serif" style:font-family-complex="serif" fo:font-size="12pt"/>
    </style:style>
    <style:style style:family="text" style:name="T146">
      <style:text-properties fo:font-family="Times New Roman" style:font-family-asian="serif" style:font-family-complex="serif" fo:font-size="12pt"/>
    </style:style>
    <style:style style:parent-style-name="160" style:family="paragraph" style:name="P116">
      <style:text-properties fo:font-family="Times New Roman" style:font-family-asian="serif" style:font-family-complex="serif" fo:font-size="12pt"/>
      <style:paragraph-properties fo:text-align="justify"/>
    </style:style>
    <style:style style:family="text" style:name="T147">
      <style:text-properties fo:font-family="Times New Roman" style:font-family-asian="serif" style:font-family-complex="serif" fo:font-size="12pt"/>
    </style:style>
    <style:style style:parent-style-name="160" style:family="paragraph" style:name="P117">
      <style:text-properties fo:font-family="Times New Roman" style:font-family-asian="serif" style:font-family-complex="serif" fo:font-size="12pt"/>
      <style:paragraph-properties fo:text-align="justify"/>
    </style:style>
    <style:style style:family="text" style:name="T148">
      <style:text-properties fo:font-family="Times New Roman" style:font-family-asian="serif" style:font-family-complex="serif" fo:font-size="12pt"/>
    </style:style>
    <style:style style:parent-style-name="160" style:family="paragraph" style:name="P118">
      <style:text-properties fo:font-family="Times New Roman" style:font-family-asian="serif" style:font-family-complex="serif" fo:font-size="12pt"/>
      <style:paragraph-properties fo:text-align="justify"/>
    </style:style>
    <style:style style:family="text" style:name="T149">
      <style:text-properties fo:font-family="Times New Roman" style:font-family-asian="serif" style:font-family-complex="serif" fo:font-size="12pt"/>
    </style:style>
    <style:style style:parent-style-name="160" style:family="paragraph" style:name="P119">
      <style:text-properties fo:font-family="Times New Roman" style:font-family-asian="serif" style:font-family-complex="serif" fo:font-size="12pt"/>
      <style:paragraph-properties fo:text-align="justify"/>
    </style:style>
    <style:style style:family="text" style:name="T150">
      <style:text-properties fo:font-family="Times New Roman" style:font-family-asian="serif" style:font-family-complex="serif" fo:font-size="12pt"/>
    </style:style>
    <style:style style:family="text" style:name="T151">
      <style:text-properties fo:font-family="Times New Roman" style:font-family-asian="serif" style:font-family-complex="serif" fo:font-size="12pt"/>
    </style:style>
    <style:style style:family="text" style:name="T152">
      <style:text-properties fo:font-family="Times New Roman" style:font-family-asian="serif" style:font-family-complex="serif" fo:font-size="12pt"/>
    </style:style>
    <style:style style:family="text" style:name="T153">
      <style:text-properties fo:font-family="Times New Roman" style:font-family-asian="serif" style:font-family-complex="serif" fo:font-size="12pt"/>
    </style:style>
    <style:style style:family="text" style:name="T154">
      <style:text-properties fo:font-family="Times New Roman" style:font-family-asian="serif" style:font-family-complex="serif" fo:font-size="12pt"/>
    </style:style>
    <style:style style:parent-style-name="160" style:family="paragraph" style:name="P120">
      <style:text-properties fo:font-family="Times New Roman" style:font-family-asian="serif" style:font-family-complex="serif" fo:font-size="12pt"/>
      <style:paragraph-properties fo:text-align="justify"/>
    </style:style>
    <style:style style:family="text" style:name="T155">
      <style:text-properties fo:font-family="Times New Roman" style:font-family-asian="serif" style:font-family-complex="serif" fo:font-size="12pt"/>
    </style:style>
    <style:style style:parent-style-name="160" style:family="paragraph" style:name="P121">
      <style:text-properties fo:font-family="Times New Roman" style:font-family-asian="serif" style:font-family-complex="serif" fo:font-size="12pt"/>
      <style:paragraph-properties fo:text-align="justify"/>
    </style:style>
    <style:style style:family="text" style:name="T156">
      <style:text-properties fo:font-family="Times New Roman" style:font-family-asian="serif" style:font-family-complex="serif" fo:font-size="12pt"/>
    </style:style>
    <style:style style:parent-style-name="160" style:family="paragraph" style:name="P122">
      <style:text-properties fo:font-family="Times New Roman" style:font-family-asian="serif" style:font-family-complex="serif"/>
      <style:paragraph-properties fo:text-align="justify"/>
    </style:style>
    <style:style style:family="text" style:name="T157">
      <style:text-properties fo:font-family="Times New Roman" style:font-family-asian="serif" style:font-family-complex="serif" fo:font-size="12pt"/>
    </style:style>
    <style:style style:family="text" style:name="T158">
      <style:text-properties fo:font-family="Times New Roman" style:font-family-asian="serif" style:font-family-complex="serif" fo:font-size="12pt"/>
    </style:style>
    <style:style style:parent-style-name="160" style:family="paragraph" style:name="P123">
      <style:text-properties fo:font-family="Times New Roman" style:font-family-asian="serif" style:font-family-complex="serif" fo:font-size="12pt" fo:font-style="italic"/>
      <style:paragraph-properties fo:text-align="justify"/>
    </style:style>
    <style:style style:family="text" style:name="T159">
      <style:text-properties fo:font-family="Times New Roman" style:font-family-asian="serif" style:font-family-complex="serif" fo:font-size="12pt" fo:font-style="italic"/>
    </style:style>
    <style:style style:parent-style-name="160" style:family="paragraph" style:name="P124">
      <style:text-properties fo:font-family="Times New Roman" style:font-family-asian="serif" style:font-family-complex="serif" fo:font-size="12pt"/>
      <style:paragraph-properties fo:text-align="justify"/>
    </style:style>
    <style:style style:family="text" style:name="T160">
      <style:text-properties fo:font-family="Times New Roman" style:font-family-asian="serif" style:font-family-complex="serif" fo:font-size="12pt"/>
    </style:style>
    <style:style style:parent-style-name="160" style:family="paragraph" style:name="P125">
      <style:text-properties fo:font-family="Times New Roman" style:font-family-asian="serif" style:font-family-complex="serif" fo:font-size="12pt"/>
      <style:paragraph-properties fo:text-align="justify"/>
    </style:style>
    <style:style style:family="text" style:name="T161">
      <style:text-properties fo:font-family="Times New Roman" style:font-family-asian="serif" style:font-family-complex="serif" fo:font-size="12pt"/>
    </style:style>
    <style:style style:parent-style-name="160" style:family="paragraph" style:name="P126">
      <style:text-properties fo:font-family="Times New Roman" style:font-family-asian="serif" style:font-family-complex="serif" fo:font-size="12pt"/>
      <style:paragraph-properties fo:text-align="justify"/>
    </style:style>
    <style:style style:family="text" style:name="T162">
      <style:text-properties fo:font-family="Times New Roman" style:font-family-asian="serif" style:font-family-complex="serif" fo:font-size="12pt"/>
    </style:style>
    <style:style style:parent-style-name="160" style:family="paragraph" style:name="P127">
      <style:text-properties fo:font-family="Times New Roman" style:font-family-asian="serif" style:font-family-complex="serif" fo:font-size="12pt" fo:font-weight="bold"/>
      <style:paragraph-properties fo:text-align="justify"/>
    </style:style>
    <style:style style:family="text" style:name="T163">
      <style:text-properties fo:font-family="Times New Roman" style:font-family-asian="serif" style:font-family-complex="serif" fo:font-size="12pt" fo:font-weight="bold"/>
    </style:style>
    <style:style style:parent-style-name="160" style:family="paragraph" style:name="P128">
      <style:text-properties fo:font-family="Times New Roman" style:font-family-asian="serif" style:font-family-complex="serif" fo:font-size="12pt" fo:font-weight="bold"/>
      <style:paragraph-properties fo:text-align="justify"/>
    </style:style>
    <style:style style:family="text" style:name="T164">
      <style:text-properties fo:font-family="Times New Roman" style:font-family-asian="serif" style:font-family-complex="serif" fo:font-size="12pt" fo:font-weight="bold"/>
    </style:style>
    <style:style style:parent-style-name="160" style:family="paragraph" style:name="P129">
      <style:text-properties fo:font-family="Times New Roman" style:font-family-asian="serif" style:font-family-complex="serif" fo:font-size="12pt"/>
      <style:paragraph-properties fo:text-align="justify"/>
    </style:style>
    <style:style style:family="text" style:name="T165">
      <style:text-properties fo:font-family="Times New Roman" style:font-family-asian="serif" style:font-family-complex="serif" fo:font-size="12pt" fo:font-weight="bold"/>
    </style:style>
    <style:style style:family="text" style:name="T166">
      <style:text-properties fo:font-family="Times New Roman" style:font-family-asian="serif" style:font-family-complex="serif" fo:font-size="12pt"/>
    </style:style>
    <style:style style:family="text" style:name="T167">
      <style:text-properties fo:font-family="Times New Roman" style:font-family-asian="serif" style:font-family-complex="serif" fo:font-size="12pt"/>
    </style:style>
    <style:style style:parent-style-name="160" style:family="paragraph" style:name="P130">
      <style:text-properties fo:font-family="Times New Roman" style:font-family-asian="serif" style:font-family-complex="serif" fo:font-size="12pt"/>
      <style:paragraph-properties fo:text-align="justify"/>
    </style:style>
    <style:style style:family="text" style:name="T168">
      <style:text-properties fo:font-family="Times New Roman" style:font-family-asian="serif" style:font-family-complex="serif" fo:font-size="12pt"/>
    </style:style>
    <style:style style:parent-style-name="160" style:family="paragraph" style:name="P131">
      <style:text-properties fo:font-family="Times New Roman" style:font-family-asian="serif" style:font-family-complex="serif" fo:font-size="12pt"/>
      <style:paragraph-properties fo:text-align="justify"/>
    </style:style>
    <style:style style:family="text" style:name="T169">
      <style:text-properties fo:font-family="Times New Roman" style:font-family-asian="serif" style:font-family-complex="serif" fo:font-size="12pt"/>
    </style:style>
    <style:style style:parent-style-name="160" style:family="paragraph" style:name="P132">
      <style:text-properties fo:font-family="Times New Roman" style:font-family-asian="serif" style:font-family-complex="serif" fo:font-size="12pt" fo:font-weight="bold"/>
      <style:paragraph-properties fo:text-align="justify"/>
    </style:style>
    <style:style style:family="text" style:name="T170">
      <style:text-properties fo:font-family="Times New Roman" style:font-family-asian="serif" style:font-family-complex="serif" fo:font-size="12pt" fo:font-weight="bold"/>
    </style:style>
    <style:style style:parent-style-name="160" style:family="paragraph" style:name="P133">
      <style:text-properties fo:font-family="Times New Roman" style:font-family-asian="serif" style:font-family-complex="serif" fo:font-size="12pt" fo:font-weight="bold"/>
      <style:paragraph-properties fo:text-align="justify"/>
    </style:style>
    <style:style style:family="text" style:name="T171">
      <style:text-properties fo:font-family="Times New Roman" style:font-family-asian="serif" style:font-family-complex="serif" fo:font-size="12pt" fo:font-weight="bold"/>
    </style:style>
    <style:style style:parent-style-name="160" style:family="paragraph" style:name="P134">
      <style:text-properties fo:font-family="Times New Roman" style:font-family-asian="serif" style:font-family-complex="serif" fo:font-size="12pt"/>
      <style:paragraph-properties fo:text-align="justify"/>
    </style:style>
    <style:style style:family="text" style:name="T172">
      <style:text-properties fo:font-family="Times New Roman" style:font-family-asian="serif" style:font-family-complex="serif" fo:font-size="12pt" fo:font-weight="bold"/>
    </style:style>
    <style:style style:family="text" style:name="T173">
      <style:text-properties fo:font-family="Times New Roman" style:font-family-asian="serif" style:font-family-complex="serif" fo:font-size="12pt"/>
    </style:style>
    <style:style style:family="text" style:name="T174">
      <style:text-properties fo:font-family="Times New Roman" style:font-family-asian="serif" style:font-family-complex="serif" fo:font-size="12pt"/>
    </style:style>
    <style:style style:parent-style-name="160" style:family="paragraph" style:name="P135">
      <style:text-properties fo:font-family="Times New Roman" style:font-family-asian="serif" style:font-family-complex="serif" fo:font-size="12pt"/>
      <style:paragraph-properties fo:text-align="justify"/>
    </style:style>
    <style:style style:family="text" style:name="T175">
      <style:text-properties fo:font-family="Times New Roman" style:font-family-asian="serif" style:font-family-complex="serif" fo:font-size="12pt"/>
    </style:style>
    <style:style style:parent-style-name="196" style:family="paragraph" style:name="P136">
      <style:text-properties fo:font-family="Times New Roman" style:font-family-asian="serif" style:font-family-complex="serif" fo:font-size="12pt"/>
      <style:paragraph-properties fo:text-align="justify"/>
    </style:style>
    <style:style style:parent-style-name="196" style:family="text" style:name="T176">
      <style:text-properties fo:font-family="Times New Roman" style:font-family-asian="serif" style:font-family-complex="serif" fo:font-size="12pt" fo:font-weight="bold"/>
    </style:style>
    <style:style style:parent-style-name="196" style:family="paragraph" style:name="P137">
      <style:text-properties fo:font-family="Times New Roman" style:font-family-asian="serif" style:font-family-complex="serif" fo:font-size="12pt"/>
      <style:paragraph-properties fo:text-align="justify"/>
    </style:style>
    <style:style style:parent-style-name="196" style:family="text" style:name="T177">
      <style:text-properties fo:font-family="Times New Roman" style:font-family-asian="serif" style:font-family-complex="serif" fo:font-size="12pt"/>
    </style:style>
    <style:style style:parent-style-name="160" style:family="paragraph" style:name="P138">
      <style:paragraph-properties fo:text-align="justify"/>
    </style:style>
    <style:style style:parent-style-name="196" style:family="text" style:name="T178">
      <style:text-properties fo:font-family="Times New Roman" style:font-family-asian="serif" style:font-family-complex="serif" fo:font-size="12pt"/>
    </style:style>
    <style:style style:family="text" style:name="T179">
      <style:text-properties fo:font-family="Times New Roman" style:font-family-asian="serif" style:font-family-complex="serif" fo:font-size="12pt"/>
    </style:style>
    <style:style style:parent-style-name="160" style:family="paragraph" style:name="P139">
      <style:text-properties fo:font-family="Times New Roman" style:font-family-asian="serif" style:font-family-complex="serif" fo:font-size="12pt"/>
      <style:paragraph-properties fo:text-align="justify"/>
    </style:style>
    <style:style style:family="text" style:name="T180">
      <style:text-properties fo:font-family="Times New Roman" style:font-family-asian="serif" style:font-family-complex="serif" fo:font-size="12pt"/>
    </style:style>
    <style:style style:parent-style-name="160" style:family="paragraph" style:name="P140">
      <style:text-properties fo:font-family="Times New Roman" style:font-family-asian="serif" style:font-family-complex="serif" fo:font-size="12pt"/>
      <style:paragraph-properties fo:text-align="justify"/>
    </style:style>
    <style:style style:family="text" style:name="T181">
      <style:text-properties fo:font-family="Times New Roman" style:font-family-asian="serif" style:font-family-complex="serif" fo:font-size="12pt"/>
    </style:style>
    <style:style style:family="text" style:name="T182">
      <style:text-properties fo:font-family="Times New Roman" style:font-family-asian="serif" style:font-family-complex="serif" fo:font-size="12pt"/>
    </style:style>
    <style:style style:parent-style-name="160" style:family="paragraph" style:name="P141">
      <style:text-properties fo:font-family="Times New Roman" style:font-family-asian="serif" style:font-family-complex="serif" fo:font-size="12pt"/>
      <style:paragraph-properties fo:text-align="justify"/>
    </style:style>
    <style:style style:family="text" style:name="T183">
      <style:text-properties fo:font-family="Times New Roman" style:font-family-asian="serif" style:font-family-complex="serif" fo:font-size="12pt"/>
    </style:style>
    <style:style style:parent-style-name="160" style:family="paragraph" style:name="P142">
      <style:text-properties fo:font-family="Times New Roman" style:font-family-asian="serif" style:font-family-complex="serif" fo:font-size="12pt"/>
      <style:paragraph-properties fo:text-align="justify"/>
    </style:style>
    <style:style style:family="text" style:name="T184">
      <style:text-properties fo:font-family="Times New Roman" style:font-family-asian="serif" style:font-family-complex="serif" fo:font-size="12pt"/>
    </style:style>
    <style:style style:family="text" style:name="T185">
      <style:text-properties fo:font-family="Times New Roman" style:font-family-asian="serif" style:font-family-complex="serif" fo:font-size="12pt"/>
    </style:style>
    <style:style style:parent-style-name="160" style:family="paragraph" style:name="P143">
      <style:text-properties fo:font-family="Times New Roman" style:font-family-asian="serif" style:font-family-complex="serif" fo:font-size="12pt"/>
      <style:paragraph-properties fo:text-align="justify"/>
    </style:style>
    <style:style style:family="text" style:name="T186">
      <style:text-properties fo:font-family="Times New Roman" style:font-family-asian="serif" style:font-family-complex="serif" fo:font-size="12pt"/>
    </style:style>
    <style:style style:parent-style-name="160" style:family="paragraph" style:name="P144">
      <style:text-properties fo:font-family="Times New Roman" style:font-family-asian="serif" style:font-family-complex="serif" fo:font-size="12pt"/>
      <style:paragraph-properties fo:text-align="justify"/>
    </style:style>
    <style:style style:family="text" style:name="T187">
      <style:text-properties fo:font-family="Times New Roman" style:font-family-asian="serif" style:font-family-complex="serif" fo:font-size="12pt"/>
    </style:style>
    <style:style style:family="text" style:name="T188">
      <style:text-properties fo:font-family="Times New Roman" style:font-family-asian="serif" style:font-family-complex="serif" fo:font-size="12pt"/>
    </style:style>
    <style:style style:parent-style-name="160" style:family="paragraph" style:name="P145">
      <style:paragraph-properties fo:text-align="justify"/>
    </style:style>
    <style:style style:parent-style-name="196" style:family="text" style:name="T189">
      <style:text-properties fo:font-family="Times New Roman" style:font-family-asian="serif" style:font-family-complex="serif" fo:font-size="12pt"/>
    </style:style>
    <style:style style:family="text" style:name="T190">
      <style:text-properties fo:font-family="Times New Roman" style:font-family-asian="serif" style:font-family-complex="serif" fo:font-size="12pt"/>
    </style:style>
    <style:style style:parent-style-name="160" style:family="paragraph" style:name="P146">
      <style:paragraph-properties fo:text-align="justify"/>
    </style:style>
    <style:style style:parent-style-name="196" style:family="text" style:name="T191">
      <style:text-properties fo:font-family="Times New Roman" style:font-family-asian="serif" style:font-family-complex="serif" fo:font-size="12pt"/>
    </style:style>
    <style:style style:family="text" style:name="T192">
      <style:text-properties fo:font-family="Times New Roman" style:font-family-asian="serif" style:font-family-complex="serif" fo:font-size="12pt"/>
    </style:style>
    <style:style style:family="text" style:name="T193">
      <style:text-properties fo:font-family="Times New Roman" style:font-family-asian="serif" style:font-family-complex="serif" fo:font-size="12pt"/>
    </style:style>
    <style:style style:family="text" style:name="T194">
      <style:text-properties fo:font-family="Times New Roman" style:font-family-asian="serif" style:font-family-complex="serif" fo:font-size="12pt" fo:font-style="italic"/>
    </style:style>
    <style:style style:family="text" style:name="T195">
      <style:text-properties fo:font-family="Times New Roman" style:font-family-asian="serif" style:font-family-complex="serif" fo:font-size="12pt" fo:font-style="normal"/>
    </style:style>
    <style:style style:parent-style-name="160" style:family="paragraph" style:name="P147">
      <style:paragraph-properties fo:text-align="justify"/>
    </style:style>
    <style:style style:parent-style-name="196" style:family="text" style:name="T196">
      <style:text-properties fo:font-family="Times New Roman" style:font-family-asian="serif" style:font-family-complex="serif" fo:font-size="12pt" fo:font-style="normal"/>
    </style:style>
    <style:style style:family="text" style:name="T197">
      <style:text-properties fo:font-family="Times New Roman" style:font-family-asian="serif" style:font-family-complex="serif" fo:font-size="12pt" fo:font-style="normal"/>
    </style:style>
    <style:style style:parent-style-name="160" style:family="paragraph" style:name="P148">
      <style:paragraph-properties fo:text-align="justify"/>
    </style:style>
    <style:style style:parent-style-name="196" style:family="text" style:name="T198">
      <style:text-properties fo:font-family="Times New Roman" style:font-family-asian="serif" style:font-family-complex="serif" fo:font-size="12pt" fo:font-style="normal"/>
    </style:style>
    <style:style style:family="text" style:name="T199">
      <style:text-properties fo:font-family="Times New Roman" style:font-family-asian="serif" style:font-family-complex="serif" fo:font-size="12pt"/>
    </style:style>
  </office:automatic-styles>
  <office:body>
    <office:text text:use-soft-page-breaks="true">
      <text:p text:style-name="P63"><text:span text:style-name="T44">Pre-Registration report for Experimental Psychology Lab Study 2019</text:span><text:span/></text:p>
      <text:p text:style-name="P65"><text:span text:style-name="T45"/><text:span/></text:p>
      <text:p text:style-name="P66"><text:span text:style-name="T46">Research questions</text:span><text:span text:style-name="T47"/></text:p>
      <text:p text:style-name="P67"><text:span text:style-name="T48"/><text:span/></text:p>
      <text:p text:style-name="P68"><text:span text:style-name="T49"/><text:span text:style-name="T50">When looking at other people, humans are able to process perceived faces and encode those information in order to form an opinion, or assumption, about the other's personality. Basically, there could be two different forms of processing faces: </text:span><text:span text:style-name="T51">featural processing </text:span><text:span text:style-name="T52">and </text:span><text:span text:style-name="T53">configural processing.</text:span><text:span text:style-name="T54"><text:s/></text:span><text:span/></text:p>
      <text:p text:style-name="P69"><text:span text:style-name="T55"/><text:span/></text:p>
      <text:p text:style-name="P70"><text:span text:style-name="T56">Featural processing takes into account only the facial features (e.g. mouth, nose, eyes), while configural processing takes into account the configuration of those features as well (e.g. eyes over nose over mouth).</text:span><text:span/></text:p>
      <text:p text:style-name="P71"><text:span text:style-name="T57"/><text:span text:style-name="T58"/></text:p>
      <text:p text:style-name="P72"><text:span text:style-name="T59"/><text:span text:style-name="T60">We want to replicate the study described in the paper<text:s text:c="2"/>“</text:span><text:span text:style-name="T61">Con</text:span><text:span text:style-name="T62">fi</text:span><text:span text:style-name="T63">gural processing and social judgments: Face inversion particularly disrupts inferences of human-relevant traits“ by </text:span><text:span text:style-name="T64">John Paul Wilson, Steven G. Young, Nicholas O. Rule and Kurt Hugenberg</text:span><text:span text:style-name="T65"> from 2018. Our goal is to disrupt the possible configural processing of faces by turning them upside down and see if this has an effect on the perception of different character traits.</text:span><text:span/></text:p>
      <text:p text:style-name="P73"><text:span text:style-name="T66"/><text:span text:style-name="T67"/></text:p>
      <text:p text:style-name="P74"><text:span text:style-name="T68">Hypotheses</text:span><text:span text:style-name="T69"/></text:p>
      <text:p text:style-name="P75"><text:span text:style-name="T70"/><text:span/></text:p>
      <text:p text:style-name="P76"><text:span text:style-name="T71"/><text:span text:style-name="T72">1. We predict that “trustworthiness” is a character trait more often appointed to humans than dominance, which is more often appointed to humans as well as to non-humans. On the other hand, we predict that dominance is a character trait perceived being appointed to both humans and non-humans equally. This hypothesis is based on the findings of Wilson et al. (2018) in Study 1 of their paper.</text:span><text:span/><text:span/></text:p>
      <text:p text:style-name="P77"><text:span text:style-name="T73"/><text:span text:style-name="T74"/></text:p>
      <text:p text:style-name="P78"><text:span text:style-name="T75"/><text:span text:style-name="T76">2. We hypothesize that character traits perceived as being exclusively human are primarily processed by relying on the configural processing of faces. Character traits appointed to both humans and non-humans are rather processed by the featural processing of faces. </text:span><text:span/></text:p>
      <text:p text:style-name="P79"><text:span text:style-name="T77"/><text:span/></text:p>
      <text:p text:style-name="P80"><text:span text:style-name="T78">If hypothesis (1) is true, we predict that the perception of “trustworthiness” of faces differ more significantly between upside down faces and upright faces than the perception of “dominance”. Upright faces are perceived as more trustworthy than inverted faces because turning a </text:span><text:span text:style-name="T79">face around disrupts possible </text:span><text:span text:style-name="T80">configural processing</text:span><text:span text:style-name="T81">. On the other hand, the perception of “dominance” should not vary much between upright and inverted faces, because the featural processing of faces is maintained across both conditions. </text:span><text:span text:style-name="T82">This hypothesis is based on the findings of Wilson et al. (2018) in Study 4.a. of their paper.</text:span><text:span text:style-name="T83"><text:s/></text:span><text:span/><text:span/></text:p>
      <text:p text:style-name="P81"><text:span/></text:p>
      <text:p text:style-name="P82"><text:span text:style-name="T84"/><text:span/></text:p>
      <text:p text:style-name="P83"><text:span text:style-name="T85">Study plan</text:span><text:span/></text:p>
      <text:p text:style-name="P84"><text:span text:style-name="T86"/><text:span/></text:p>
      <text:p text:style-name="P85"><text:span text:style-name="T87">The study is going to be a web-based experiment which participants can do wherever they choose to and without supervision. It is divided into two parts: In the first part, we want to take a look at how a certain character trait is classified as being specif</text:span><text:span text:style-name="T88">ically human rather than being equally attributable to humans and non-humans. In the second part, we explore the effect inversion has on the judgment of faces regarding the two character traits.</text:span><text:span/></text:p>
      <text:p text:style-name="P86"><text:span text:style-name="T89"/><text:span text:style-name="T90"/></text:p>
      <text:p text:style-name="P87"><text:span text:style-name="T91">Participant recruitment</text:span><text:span/></text:p>
      <text:p text:style-name="P88"><text:span text:style-name="T92"/><text:span/></text:p>
      <text:p text:style-name="P89"><text:span text:style-name="T93"/><text:span text:style-name="T94">We are going to start recruiting participants as soon as we finish the pre-registration. The recruitment will take place via social media (Facebook, WhatsApp and Telegram) and the bulletin board on the University of Osnabrück platform StudIP. The experiment </text:span><text:span text:style-name="T95">will be available for 14 days.</text:span><text:span/></text:p>
      <text:p text:style-name="P90"><text:span text:style-name="T96"/><text:span text:style-name="T97"/></text:p>
      <text:p text:style-name="P91"><text:span text:style-name="T98">The study will be conducted in German because most of the people that we are going to reach are German native speakers. Therefore, the only restriction for participants will be to be able to speak German on a B2 level or better.</text:span><text:span/></text:p>
      <text:p text:style-name="P92"><text:span text:style-name="T99"/><text:span text:style-name="T100"/></text:p>
      <text:p text:style-name="P93"><text:span text:style-name="T101"/><text:span text:style-name="T102"/></text:p>
      <text:p text:style-name="P94"><text:span text:style-name="T103"/><text:span/></text:p>
      <text:p text:style-name="P95"><text:span text:style-name="T104">Data set</text:span><text:span/></text:p>
      <text:p text:style-name="P96"><text:span text:style-name="T105"/><text:span/></text:p>
      <text:p text:style-name="P97"><text:span text:style-name="T106"/><text:span text:style-name="T107">We are using the first 36 black and 36 white male face images from the Chicago face database (version 2.0.3) as material plus the two above-mentioned character traits with some more as fillers for the first part of the study. We resized the pictures to 4</text:span><text:span text:style-name="T108">50 × 316 pixels.</text:span><text:span/></text:p>
      <text:p text:style-name="P98"><text:span text:style-name="T109"/><text:span text:style-name="T110">The face database is freely available here: </text:span><text:a xlink:href="https://chicagofaces.org/default/" xlink:type="simple"><text:span text:style-name="T111"/><text:span text:style-name="T112"/><text:span text:style-name="T113">https://chicagofaces.org/default/</text:span></text:a><text:span/><text:span/></text:p>
      <text:p text:style-name="P99"><text:span text:style-name="T114"/><text:span/></text:p>
      <text:p text:style-name="P100"><text:span text:style-name="T115">Study </text:span><text:span text:style-name="T116">design</text:span><text:span/></text:p>
      <text:p text:style-name="P101"><text:span text:style-name="T117"/><text:span text:style-name="T118"/></text:p>
      <text:p text:style-name="P102"><text:span text:style-name="T119"/><text:span text:style-name="T120">The </text:span><text:span text:style-name="T121">first part of our study will contain 10 character traits. Participants will see one trait at a time and are asked to rate them on a scale from 1 to 9 to be exclusive to humans (9) or humans and non-humans alike (1) with labeled end points. The exact wor</text:span><text:span text:style-name="T122">ding will be “Wie bewerten Sie das folgende Merkmal?” (”How do you rate the following character trait?”) with “Trifft gleichermaßen auf Menschen und Tiere zu” (1) (”Equally applicable on humans and animals”) and “Trifft nur auf Menschen zu” (9) (”Only applicable on humans”) as the end points on the scales.</text:span><text:span/></text:p>
      <text:p text:style-name="P103"><text:span text:style-name="T123"/><text:span text:style-name="T124"/></text:p>
      <text:p text:style-name="P104"><text:span text:style-name="T125">In the second part, participants will see 72 upright male faces one after another and are asked how strong they would attribute either trustworthiness or dominance to each face on a scale from 1 to 7 (1 = not trustworthy/dominant, 7 = very trustworthy/domi</text:span><text:span text:style-name="T126">nant) with labeled end points. Whether „trustworthiness“ or „dominance“ will be rated is chosen at random. The same will be done for the 72 inverted male faces. The blocks are counterbalanced, it is decided by coin flip if a participant gets first the upright faces block and then the inverted faces block or the other way ar</text:span><text:span text:style-name="T127"/><text:span text:style-name="T128">ound.</text:span><text:span/></text:p>
      <text:p text:style-name="P105"><text:span text:style-name="T129"/><text:span text:style-name="T130"/></text:p>
      <text:p text:style-name="P106"><text:span text:style-name="T131">The exact wording in German will be “Wie dominant/vertrauenswürdig ist dieses Gesicht?” and for the scales “Gar nicht dominant/vertrauenswürdig” (1) and “Sehr dominant/vertrauenswürdig” (7). </text:span><text:span/></text:p>
      <text:p text:style-name="P107"><text:span text:style-name="T132">There is no waiting time between trials </text:span><text:span text:style-name="T133">in both parts of the experiment</text:span><text:span text:style-name="T134">. An information screen telling participants what is about to follow and what they are supposed to do is shown before each part of the experiment.</text:span><text:span/></text:p>
      <text:p text:style-name="P108"><text:span text:style-name="T135"/><text:span/></text:p>
      <text:p text:style-name="P109"><text:span text:style-name="T136">The following text will be displayed before the beginning of the first part:</text:span><text:span text:style-name="T137"><text:s/></text:span><text:span/></text:p>
      <text:p text:style-name="P110"><text:span text:style-name="T138">“In diesem Teil des Experiments sehen Sie ein Persönlichkeitsmerkmal.</text:span><text:span/></text:p>
      <text:p text:style-name="P111"><text:span text:style-name="T139">Es ist Ihre Aufgabe auf einer Skala von 1 bis 9 zu bewerten, inwieweit das Merkmal nur auf Menschen oder gleichermaßen auf Menschen und Tiere zutrifft. 1 steht hier für 'Trifft gleichermaßen auf Menschen und Tiere zu' und 9 steht hier für 'Trifft nur auf Me</text:span><text:span text:style-name="T140">nschen zu'.</text:span><text:span/></text:p>
      <text:p text:style-name="P112"><text:span text:style-name="T141"/><text:span/></text:p>
      <text:p text:style-name="P113"><text:span text:style-name="T142">Wenn Sie bereit sind, drücken Sie bitte auf Start:”</text:span><text:span/></text:p>
      <text:p text:style-name="P114"><text:span text:style-name="T143"/><text:span/></text:p>
      <text:p text:style-name="P115"><text:span text:style-name="T144">After completion of the first part, the following text will be displayed:</text:span><text:span text:style-name="T145"><text:s/></text:span><text:span text:style-name="T146"/><text:span/><text:span/><text:span/></text:p>
      <text:p text:style-name="P116"><text:span text:style-name="T147">“In diesem Teil des Experiments werden Ihnen Fotos von Gesichtern gezeigt.</text:span><text:span/></text:p>
      <text:p text:style-name="P117"><text:span text:style-name="T148">Es ist Ihre Aufgabe auf einer Skala von 1-7 zu bewerten, inwieweit das Persönlichkeitsmerkmal “Dominanz” (or if applicable “Vertrauenswürdigkeit”) auf das Gesicht zutrifft.</text:span><text:span/></text:p>
      <text:p text:style-name="P118"><text:span text:style-name="T149">1 steht hier für 'Gar nicht dominant (or if applicable vertrauenswürdig)',</text:span><text:span/></text:p>
      <text:p text:style-name="P119"><text:span text:style-name="T150">7 steht für 'Sehr </text:span><text:span text:style-name="T151">dominant </text:span><text:span text:style-name="T152">(or if applicable vertrauenswürdig)</text:span><text:span/><text:span text:style-name="T153"/><text:span text:style-name="T154">'.</text:span><text:span/></text:p>
      <text:p text:style-name="P120"><text:span text:style-name="T155"/><text:span/></text:p>
      <text:p text:style-name="P121"><text:span text:style-name="T156">Sie sehen zunächst auf den Kopf gestellte Fotos, und dann aufrechte. / </text:span><text:span/></text:p>
      <text:p text:style-name="P122"><text:span text:style-name="T157">Sie sehen zunächst aufrechte Fotos, und dann auf den Kopf gestellte.</text:span><text:span text:style-name="T158"/><text:span/></text:p>
      <text:p text:style-name="P123"><text:span text:style-name="T159">(It is decided by coin flip which sentence is displayed. Pictures appear as announced, either turned around and then upright (First version of the sentence) or upright and then turned around (second version of the sentence))</text:span><text:span/></text:p>
      <text:p text:style-name="P124"><text:span text:style-name="T160"/><text:span/></text:p>
      <text:p text:style-name="P125"><text:span text:style-name="T161">Wenn Sie bereit sind, drücken Sie bitte auf Start:”</text:span><text:span/></text:p>
      <text:p text:style-name="P126"><text:span text:style-name="T162"/><text:span/></text:p>
      <text:p text:style-name="P127"><text:span text:style-name="T163">Measured variables</text:span><text:span/></text:p>
      <text:p text:style-name="P128"><text:span text:style-name="T164"/><text:span/></text:p>
      <text:p text:style-name="P129"><text:span text:style-name="T165"/><text:span text:style-name="T166">We are going to keep track of the reaction time for every stimulus, the ratings of the character traits in the first half as well as the ratings of the faces in the second part of the study. Furthermore we are going to collect the age and gender of all part</text:span><text:span text:style-name="T167">icipants.</text:span><text:span/></text:p>
      <text:p text:style-name="P130"><text:span text:style-name="T168">The response time will be treated as an interval scale in milliseconds, ratings as an ordinal scale, age as an interval scale and gender as a nominal scale.</text:span><text:span/></text:p>
      <text:p text:style-name="P131"><text:span text:style-name="T169"/><text:span/></text:p>
      <text:p text:style-name="P132"><text:span text:style-name="T170">Exclusion criteria</text:span><text:span/></text:p>
      <text:p text:style-name="P133"><text:span text:style-name="T171"/><text:span/></text:p>
      <text:p text:style-name="P134"><text:span text:style-name="T172"/><text:span text:style-name="T173">We are going to exclude data from participants who always give the same answer to every trial and data from participants who answer in a pattern for at least 3 times (For example always 1, 2, 3, 4, 5, 6, 7(, 8, 9) or 1, 2, 3, 1, 2, 3, 1, 2, 3). As for react</text:span><text:span text:style-name="T174">ion times, we are going to exclude data from participants if their reaction times are outside the mean reaction time +/- 3 times the standard deviation interval.</text:span><text:span/></text:p>
      <text:p text:style-name="P135"><text:span text:style-name="T175"/><text:span/></text:p>
      <text:p text:style-name="P136"><text:span text:style-name="T176">Statistical analysis</text:span><text:span/></text:p>
      <text:p text:style-name="P137"><text:span text:style-name="T177"/><text:span/></text:p>
      <text:p text:style-name="P138"><text:span text:style-name="T178"/><text:span text:style-name="T179">We are going to use R for statistical analysis with the packages tidyverse, effsize, readR, desktools and Rmisc.</text:span><text:span/></text:p>
      <text:p text:style-name="P139"><text:span text:style-name="T180"/><text:span/></text:p>
      <text:p text:style-name="P140"><text:span text:style-name="T181">For the first part of the study, we are going to firstly filter out the necessary data (which is the rating of dominance and trustworthiness). After that, we will visualize the data and calculate the median and standard deviation before performing an paired</text:span><text:span text:style-name="T182"> sample t-test and calculating Cohen's d.</text:span><text:span/></text:p>
      <text:p text:style-name="P141"><text:span text:style-name="T183"/><text:span/></text:p>
      <text:p text:style-name="P142"><text:span text:style-name="T184">For the second part, we will take a look at the Fischer set of Pearson correlation for trustworthiness by splitting the data set into inverted and upright faces before calculating the Pearson correlation between the two for each subject. We will repeat this</text:span><text:span text:style-name="T185"> procedure for dominance. Then, we will be using the correlation sensitivity data of those two to perform an independent sample t-test and calculate Cohen's d again.</text:span><text:span/></text:p>
      <text:p text:style-name="P143"><text:span text:style-name="T186"/><text:span/></text:p>
      <text:p text:style-name="P144"><text:span text:style-name="T187"/><text:span text:style-name="T188">So, as a conclusion, we have two hypotheses:</text:span><text:span/></text:p>
      <text:p text:style-name="P145"><text:span text:style-name="T189"/><text:span text:style-name="T190">1. Trustworthiness is a character trait more often appointed to humans than dominance, which is more often appointed to humans as well as to non-humans.</text:span><text:span/></text:p>
      <text:p text:style-name="P146"><text:span text:style-name="T191"/><text:span text:style-name="T192">2. Ratings for “Trustworthiness” differ more between faces that have been turned upside down and faces that are upright than ratings for “Dominance”. Upright faces are perceived as more trustworthy than faces which are turned upside down, because turning a </text:span><text:span text:style-name="T193">face around disrupts possible </text:span><text:span text:style-name="T194">configural processing</text:span><text:span text:style-name="T195">.</text:span><text:span/></text:p>
      <text:p text:style-name="P147"><text:span text:style-name="T196"/><text:span text:style-name="T197"/><text:span/></text:p>
      <text:p text:style-name="P148"><text:span text:style-name="T198"/><text:span text:style-name="T199">To judge if our hypotheses were correct, we need the paired and independent t-test to exceed statistical significance as well as Cohen's d for each part of the study to be labeled as “larg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color="#000000" style:text-position="0% 100%" fo:font-family="Times New Roman" style:font-family-asian="Arial" style:font-family-complex="Arial" fo:font-size="10pt" fo:letter-spacing="0pt"/>
      <style:paragraph-properties fo:line-height="100%" fo:text-align="left" style:tab-stop-distance="35.45pt" fo:margin-left="0cm" fo:margin-right="0cm" fo:text-indent="-0cm" fo:margin-top="0pt" fo:margin-bottom="0pt" fo:background-color="#ffffff" fo:border="none"/>
    </style:default-style>
    <style:default-style style:family="text">
      <style:text-properties fo:color="#000000" style:text-position="0% 100%" fo:font-family="Times New Roman" style:font-family-asian="Arial" style:font-family-complex="Arial" fo:font-size="10pt" fo:letter-spacing="0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parent-style-name="159" style:display-name="Heading 1" style:family="paragraph" style:name="11">
      <style:text-properties fo:font-family="Arial" style:font-family-asian="Arial" style:font-family-complex="Arial" fo:font-size="20pt"/>
      <style:paragraph-properties fo:margin-top="24pt" fo:margin-bottom="10pt"/>
    </style:style>
    <style:style style:parent-style-name="9" style:display-name="Heading 1 Char" style:family="text" style:name="12">
      <style:text-properties fo:font-family="Arial" style:font-family-asian="Arial" style:font-family-complex="Arial" fo:font-size="20pt"/>
    </style:style>
    <style:style style:parent-style-name="159" style:display-name="Heading 2" style:family="paragraph" style:name="13">
      <style:text-properties fo:font-family="Arial" style:font-family-asian="Arial" style:font-family-complex="Arial" fo:font-size="17pt"/>
      <style:paragraph-properties fo:margin-top="18pt" fo:margin-bottom="10pt"/>
    </style:style>
    <style:style style:parent-style-name="9" style:display-name="Heading 2 Char" style:family="text" style:name="14">
      <style:text-properties fo:font-family="Arial" style:font-family-asian="Arial" style:font-family-complex="Arial" fo:font-size="17pt"/>
    </style:style>
    <style:style style:parent-style-name="159" style:display-name="Heading 3" style:family="paragraph" style:name="15">
      <style:text-properties fo:font-family="Arial" style:font-family-asian="Arial" style:font-family-complex="Arial" fo:font-size="15pt"/>
      <style:paragraph-properties fo:margin-top="16pt" fo:margin-bottom="10pt"/>
    </style:style>
    <style:style style:parent-style-name="9" style:display-name="Heading 3 Char" style:family="text" style:name="16">
      <style:text-properties fo:font-family="Arial" style:font-family-asian="Arial" style:font-family-complex="Arial" fo:font-size="15pt"/>
    </style:style>
    <style:style style:parent-style-name="159" style:display-name="Heading 4" style:family="paragraph" style:name="17">
      <style:text-properties fo:font-family="Arial" style:font-family-asian="Arial" style:font-family-complex="Arial" fo:font-size="13pt" fo:font-weight="bold"/>
      <style:paragraph-properties fo:margin-top="16pt" fo:margin-bottom="10pt"/>
    </style:style>
    <style:style style:parent-style-name="9" style:display-name="Heading 4 Char" style:family="text" style:name="18">
      <style:text-properties fo:font-family="Arial" style:font-family-asian="Arial" style:font-family-complex="Arial" fo:font-size="13pt" fo:font-weight="bold"/>
    </style:style>
    <style:style style:parent-style-name="159" style:display-name="Heading 5" style:family="paragraph" style:name="19">
      <style:text-properties fo:font-family="Arial" style:font-family-asian="Arial" style:font-family-complex="Arial" fo:font-size="12pt" fo:font-weight="bold"/>
      <style:paragraph-properties fo:margin-top="16pt" fo:margin-bottom="10pt"/>
    </style:style>
    <style:style style:parent-style-name="9" style:display-name="Heading 5 Char" style:family="text" style:name="20">
      <style:text-properties fo:font-family="Arial" style:font-family-asian="Arial" style:font-family-complex="Arial" fo:font-size="12pt" fo:font-weight="bold"/>
    </style:style>
    <style:style style:parent-style-name="159" style:display-name="Heading 6" style:family="paragraph" style:name="21">
      <style:text-properties fo:font-family="Arial" style:font-family-asian="Arial" style:font-family-complex="Arial" fo:font-size="11pt" fo:font-weight="bold"/>
      <style:paragraph-properties fo:margin-top="16pt" fo:margin-bottom="10pt"/>
    </style:style>
    <style:style style:parent-style-name="9" style:display-name="Heading 6 Char" style:family="text" style:name="22">
      <style:text-properties fo:font-family="Arial" style:font-family-asian="Arial" style:font-family-complex="Arial" fo:font-size="11pt" fo:font-weight="bold"/>
    </style:style>
    <style:style style:parent-style-name="159" style:display-name="Heading 7" style:family="paragraph" style:name="23">
      <style:text-properties fo:font-family="Arial" style:font-family-asian="Arial" style:font-family-complex="Arial" fo:font-size="11pt" fo:font-style="italic" fo:font-weight="bold"/>
      <style:paragraph-properties fo:margin-top="16pt" fo:margin-bottom="10pt"/>
    </style:style>
    <style:style style:parent-style-name="9" style:display-name="Heading 7 Char" style:family="text" style:name="24">
      <style:text-properties fo:font-family="Arial" style:font-family-asian="Arial" style:font-family-complex="Arial" fo:font-size="11pt" fo:font-style="italic" fo:font-weight="bold"/>
    </style:style>
    <style:style style:parent-style-name="159" style:display-name="Heading 8" style:family="paragraph" style:name="25">
      <style:text-properties fo:font-family="Arial" style:font-family-asian="Arial" style:font-family-complex="Arial" fo:font-size="11pt" fo:font-style="italic"/>
      <style:paragraph-properties fo:margin-top="16pt" fo:margin-bottom="10pt"/>
    </style:style>
    <style:style style:parent-style-name="9" style:display-name="Heading 8 Char" style:family="text" style:name="26">
      <style:text-properties fo:font-family="Arial" style:font-family-asian="Arial" style:font-family-complex="Arial" fo:font-size="11pt" fo:font-style="italic"/>
    </style:style>
    <style:style style:parent-style-name="159" style:display-name="Heading 9" style:family="paragraph" style:name="27">
      <style:text-properties fo:font-family="Arial" style:font-family-asian="Arial" style:font-family-complex="Arial" fo:font-size="10.5pt" fo:font-style="italic"/>
      <style:paragraph-properties fo:margin-top="16pt" fo:margin-bottom="10pt"/>
    </style:style>
    <style:style style:parent-style-name="9" style:display-name="Heading 9 Char" style:family="text" style:name="28">
      <style:text-properties fo:font-family="Arial" style:font-family-asian="Arial" style:font-family-complex="Arial" fo:font-size="10.5pt" fo:font-style="italic"/>
    </style:style>
    <style:style style:parent-style-name="159" style:display-name="List Paragraph" style:family="paragraph" style:name="29">
      <style:paragraph-properties fo:margin-left="1.27cm" style:contextual-spacing="true"/>
    </style:style>
    <style:style style:display-name="No Spacing" style:family="paragraph" style:name="31">
      <style:paragraph-properties fo:line-height="100%" fo:margin-top="0pt" fo:margin-bottom="0pt"/>
    </style:style>
    <style:style style:parent-style-name="9" style:display-name="Title Char" style:family="text" style:name="33">
      <style:text-properties fo:font-size="24pt"/>
    </style:style>
    <style:style style:parent-style-name="9" style:display-name="Subtitle Char" style:family="text" style:name="35">
      <style:text-properties fo:font-size="12pt"/>
    </style:style>
    <style:style style:parent-style-name="159" style:display-name="Quote" style:family="paragraph" style:name="36">
      <style:text-properties fo:font-style="italic"/>
      <style:paragraph-properties fo:margin-left="1.27cm" fo:margin-right="1.27cm"/>
    </style:style>
    <style:style style:display-name="Quote Char" style:family="text" style:name="37">
      <style:text-properties fo:font-style="italic"/>
    </style:style>
    <style:style style:parent-style-name="159" style:display-name="Intense Quote" style:family="paragraph" style:name="38">
      <style:text-properties fo:font-style="italic"/>
      <style:paragraph-properties fo:margin-left="1.27cm" fo:margin-right="1.27cm" fo:background-color="#f2f2f2" style:contextual-spacing="true" fo:border="0.01764cm solid #FFFFFF"/>
    </style:style>
    <style:style style:display-name="Intense Quote Char" style:family="text" style:name="39">
      <style:text-properties fo:font-style="italic"/>
    </style:style>
    <style:style style:parent-style-name="9" style:display-name="Header Char" style:family="text" style:name="41"/>
    <style:style style:parent-style-name="9" style:display-name="Footer Char" style:family="text" style:name="43"/>
    <style:style style:parent-style-name="159" style:display-name="footnote text" style:family="paragraph" style:name="67">
      <style:text-properties fo:font-size="9pt"/>
      <style:paragraph-properties fo:line-height="100%" fo:margin-bottom="2pt"/>
    </style:style>
    <style:style style:display-name="Footnote Text Char" style:family="text" style:name="68">
      <style:text-properties fo:font-size="9pt"/>
    </style:style>
    <style:style style:parent-style-name="9" style:display-name="footnote reference" style:family="text" style:name="69">
      <style:text-properties style:text-position="33%"/>
    </style:style>
    <style:style style:parent-style-name="159" style:display-name="toc 1" style:family="paragraph" style:name="70">
      <style:paragraph-properties fo:margin-left="0cm" fo:margin-right="0cm" fo:text-indent="-0cm" fo:margin-bottom="2.85pt"/>
    </style:style>
    <style:style style:parent-style-name="159" style:display-name="toc 2" style:family="paragraph" style:name="71">
      <style:paragraph-properties fo:margin-left="0.4992cm" fo:margin-right="0cm" fo:text-indent="-0cm" fo:margin-bottom="2.85pt"/>
    </style:style>
    <style:style style:parent-style-name="159" style:display-name="toc 3" style:family="paragraph" style:name="72">
      <style:paragraph-properties fo:margin-left="1cm" fo:margin-right="0cm" fo:text-indent="-0cm" fo:margin-bottom="2.85pt"/>
    </style:style>
    <style:style style:parent-style-name="159" style:display-name="toc 4" style:family="paragraph" style:name="73">
      <style:paragraph-properties fo:margin-left="1.499cm" fo:margin-right="0cm" fo:text-indent="-0cm" fo:margin-bottom="2.85pt"/>
    </style:style>
    <style:style style:parent-style-name="159" style:display-name="toc 5" style:family="paragraph" style:name="74">
      <style:paragraph-properties fo:margin-left="2cm" fo:margin-right="0cm" fo:text-indent="-0cm" fo:margin-bottom="2.85pt"/>
    </style:style>
    <style:style style:parent-style-name="159" style:display-name="toc 6" style:family="paragraph" style:name="75">
      <style:paragraph-properties fo:margin-left="2.5cm" fo:margin-right="0cm" fo:text-indent="-0cm" fo:margin-bottom="2.85pt"/>
    </style:style>
    <style:style style:parent-style-name="159" style:display-name="toc 7" style:family="paragraph" style:name="76">
      <style:paragraph-properties fo:margin-left="3.001cm" fo:margin-right="0cm" fo:text-indent="-0cm" fo:margin-bottom="2.85pt"/>
    </style:style>
    <style:style style:parent-style-name="159" style:display-name="toc 8" style:family="paragraph" style:name="77">
      <style:paragraph-properties fo:margin-left="3.5cm" fo:margin-right="0cm" fo:text-indent="-0cm" fo:margin-bottom="2.85pt"/>
    </style:style>
    <style:style style:parent-style-name="159" style:display-name="toc 9" style:family="paragraph" style:name="78">
      <style:paragraph-properties fo:margin-left="4.001cm" fo:margin-right="0cm" fo:text-indent="-0cm" fo:margin-bottom="2.85pt"/>
    </style:style>
    <style:style style:display-name="TOC Heading" style:family="paragraph" style:name="79"/>
    <style:style style:display-name="Normal" style:family="paragraph" style:name="159">
      <style:text-properties fo:color="#000000" style:text-position="0% 100%" fo:font-family="Times New Roman" style:font-family-asian="Times New Roman" style:font-family-complex="Times New Roman" fo:font-size="10pt" fo:letter-spacing="0pt" fo:font-style="normal" style:text-underline-type="none" style:text-underline-width="auto" fo:font-weight="normal"/>
      <style:paragraph-properties fo:line-height="100%" fo:text-align="left" fo:margin-left="0cm" fo:margin-right="0cm" fo:text-indent="-0cm" fo:margin-top="0pt" fo:margin-bottom="0pt" fo:background-color="#ffffff" fo:border="none"/>
    </style:style>
    <style:style style:parent-style-name="159" style:display-name="Standard" style:family="paragraph" style:name="160">
      <style:text-properties/>
      <style:paragraph-properties/>
    </style:style>
    <style:style style:parent-style-name="160" style:display-name="Heading" style:family="paragraph" style:name="161">
      <style:text-properties fo:font-family="Arial" style:font-family-asian="Arial" style:font-family-complex="Arial" fo:font-size="14pt"/>
    </style:style>
    <style:style style:parent-style-name="160" style:display-name="Text_20_body" style:family="paragraph" style:name="162">
      <style:paragraph-properties fo:margin-top="0pt" fo:margin-bottom="6pt"/>
    </style:style>
    <style:style style:parent-style-name="160" style:display-name="Heading_20_1" style:family="paragraph" style:name="163">
      <style:text-properties fo:font-family="Arial" style:font-family-asian="Arial" style:font-family-complex="Arial" fo:font-size="20pt"/>
    </style:style>
    <style:style style:parent-style-name="160" style:display-name="Heading_20_2" style:family="paragraph" style:name="164">
      <style:text-properties fo:font-family="Arial" style:font-family-asian="Arial" style:font-family-complex="Arial" fo:font-size="17pt"/>
    </style:style>
    <style:style style:parent-style-name="160" style:display-name="Heading_20_3" style:family="paragraph" style:name="165">
      <style:text-properties fo:font-family="Arial" style:font-family-asian="Arial" style:font-family-complex="Arial" fo:font-size="15pt"/>
    </style:style>
    <style:style style:parent-style-name="160" style:display-name="Heading_20_4" style:family="paragraph" style:name="166">
      <style:text-properties fo:font-family="Arial" style:font-family-asian="Arial" style:font-family-complex="Arial" fo:font-size="13pt" fo:font-weight="bold"/>
    </style:style>
    <style:style style:parent-style-name="160" style:display-name="Heading_20_5" style:family="paragraph" style:name="167">
      <style:text-properties fo:font-family="Arial" style:font-family-asian="Arial" style:font-family-complex="Arial" fo:font-size="12pt" fo:font-weight="bold"/>
    </style:style>
    <style:style style:parent-style-name="160" style:display-name="Heading_20_6" style:family="paragraph" style:name="168">
      <style:text-properties fo:font-family="Arial" style:font-family-asian="Arial" style:font-family-complex="Arial" fo:font-size="11pt" fo:font-weight="bold"/>
    </style:style>
    <style:style style:parent-style-name="160" style:display-name="Heading_20_7" style:family="paragraph" style:name="169">
      <style:text-properties fo:font-family="Arial" style:font-family-asian="Arial" style:font-family-complex="Arial" fo:font-size="11pt" fo:font-style="italic" fo:font-weight="bold"/>
    </style:style>
    <style:style style:parent-style-name="160" style:display-name="Heading_20_8" style:family="paragraph" style:name="170">
      <style:text-properties fo:font-family="Arial" style:font-family-asian="Arial" style:font-family-complex="Arial" fo:font-size="11pt" fo:font-style="italic"/>
    </style:style>
    <style:style style:parent-style-name="160" style:display-name="Heading_20_9" style:family="paragraph" style:name="171">
      <style:text-properties fo:font-family="Arial" style:font-family-asian="Arial" style:font-family-complex="Arial" fo:font-size="10.5pt" fo:font-style="italic"/>
    </style:style>
    <style:style style:parent-style-name="160" style:display-name="Listenabsatz" style:family="paragraph" style:name="172">
      <style:paragraph-properties fo:margin-left="1.27cm" fo:margin-right="0cm" fo:text-indent="-0cm"/>
    </style:style>
    <style:style style:parent-style-name="159" style:display-name="Kein_20_Leerraum" style:family="paragraph" style:name="173"/>
    <style:style style:parent-style-name="160" style:display-name="Title" style:family="paragraph" style:name="174">
      <style:text-properties fo:font-size="24pt"/>
    </style:style>
    <style:style style:parent-style-name="160" style:display-name="Subtitle" style:family="paragraph" style:name="175">
      <style:text-properties fo:font-size="12pt"/>
    </style:style>
    <style:style style:parent-style-name="160" style:display-name="Quotations" style:family="paragraph" style:name="176">
      <style:text-properties fo:font-style="italic"/>
    </style:style>
    <style:style style:parent-style-name="160" style:display-name="Intensives_20_Zitat" style:family="paragraph" style:name="177">
      <style:text-properties fo:font-style="italic"/>
    </style:style>
    <style:style style:parent-style-name="160" style:display-name="Header" style:family="paragraph" style:name="178">
      <style:paragraph-properties>
        <style:tab-stops>
          <style:tab-stop style:position="12.6cm" style:type="center"/>
          <style:tab-stop style:position="25.2cm" style:type="right"/>
        </style:tab-stops>
      </style:paragraph-properties>
    </style:style>
    <style:style style:parent-style-name="160" style:display-name="Footer" style:family="paragraph" style:name="179">
      <style:paragraph-properties>
        <style:tab-stops>
          <style:tab-stop style:position="12.6cm" style:type="center"/>
          <style:tab-stop style:position="25.2cm" style:type="right"/>
        </style:tab-stops>
      </style:paragraph-properties>
    </style:style>
    <style:style style:parent-style-name="160" style:display-name="Fußnotentext" style:family="paragraph" style:name="180">
      <style:text-properties fo:font-size="9pt"/>
    </style:style>
    <style:style style:parent-style-name="160" style:display-name="Verzeichnis_20_1" style:family="paragraph" style:name="181">
      <style:paragraph-properties fo:margin-top="0pt" fo:margin-bottom="2.85pt"/>
    </style:style>
    <style:style style:parent-style-name="160" style:display-name="Verzeichnis_20_2" style:family="paragraph" style:name="182">
      <style:paragraph-properties fo:margin-left="0.4992cm" fo:margin-right="0cm" fo:text-indent="-0cm" fo:margin-top="0pt" fo:margin-bottom="2.85pt"/>
    </style:style>
    <style:style style:parent-style-name="160" style:display-name="Verzeichnis_20_3" style:family="paragraph" style:name="183">
      <style:paragraph-properties fo:margin-left="1cm" fo:margin-right="0cm" fo:text-indent="-0cm" fo:margin-top="0pt" fo:margin-bottom="2.85pt"/>
    </style:style>
    <style:style style:parent-style-name="160" style:display-name="Verzeichnis_20_4" style:family="paragraph" style:name="184">
      <style:paragraph-properties fo:margin-left="1.499cm" fo:margin-right="0cm" fo:text-indent="-0cm" fo:margin-top="0pt" fo:margin-bottom="2.85pt"/>
    </style:style>
    <style:style style:parent-style-name="160" style:display-name="Verzeichnis_20_5" style:family="paragraph" style:name="185">
      <style:paragraph-properties fo:margin-left="2cm" fo:margin-right="0cm" fo:text-indent="-0cm" fo:margin-top="0pt" fo:margin-bottom="2.85pt"/>
    </style:style>
    <style:style style:parent-style-name="160" style:display-name="Verzeichnis_20_6" style:family="paragraph" style:name="186">
      <style:paragraph-properties fo:margin-left="2.5cm" fo:margin-right="0cm" fo:text-indent="-0cm" fo:margin-top="0pt" fo:margin-bottom="2.85pt"/>
    </style:style>
    <style:style style:parent-style-name="160" style:display-name="Verzeichnis_20_7" style:family="paragraph" style:name="187">
      <style:paragraph-properties fo:margin-left="3.001cm" fo:margin-right="0cm" fo:text-indent="-0cm" fo:margin-top="0pt" fo:margin-bottom="2.85pt"/>
    </style:style>
    <style:style style:parent-style-name="160" style:display-name="Verzeichnis_20_8" style:family="paragraph" style:name="188">
      <style:paragraph-properties fo:margin-left="3.5cm" fo:margin-right="0cm" fo:text-indent="-0cm" fo:margin-top="0pt" fo:margin-bottom="2.85pt"/>
    </style:style>
    <style:style style:parent-style-name="160" style:display-name="Verzeichnis_20_9" style:family="paragraph" style:name="189">
      <style:paragraph-properties fo:margin-left="4.001cm" fo:margin-right="0cm" fo:text-indent="-0cm" fo:margin-top="0pt" fo:margin-bottom="2.85pt"/>
    </style:style>
    <style:style style:parent-style-name="159" style:display-name="Inhaltsverzeichnisüberschrift" style:family="paragraph" style:name="190"/>
    <style:style style:parent-style-name="160" style:display-name="Text_5f_20_5f_body" style:family="paragraph" style:name="191">
      <style:paragraph-properties fo:margin-top="0pt" fo:margin-bottom="6pt"/>
    </style:style>
    <style:style style:parent-style-name="191" style:display-name="List" style:family="paragraph" style:name="192"/>
    <style:style style:parent-style-name="160" style:display-name="Caption" style:family="paragraph" style:name="193">
      <style:text-properties fo:font-size="12pt" fo:font-style="italic"/>
    </style:style>
    <style:style style:parent-style-name="160" style:display-name="Index" style:family="paragraph" style:name="194"/>
    <style:style style:parent-style-name="160" style:display-name="Endnote" style:family="paragraph" style:name="195">
      <style:text-properties fo:font-size="10pt"/>
      <style:paragraph-properties fo:margin-left="0.4992cm" fo:margin-right="0cm" fo:text-indent="0.4974cm"/>
    </style:style>
    <style:style style:display-name="Absatz-Standardschriftart" style:family="text" style:name="196">
      <style:text-properties/>
    </style:style>
    <style:style style:display-name="Heading_20_1_20_Char" style:family="text" style:name="197">
      <style:text-properties fo:font-family="Arial" style:font-family-asian="Arial" style:font-family-complex="Arial" fo:font-size="20pt"/>
    </style:style>
    <style:style style:display-name="Heading_20_2_20_Char" style:family="text" style:name="198">
      <style:text-properties fo:font-family="Arial" style:font-family-asian="Arial" style:font-family-complex="Arial" fo:font-size="17pt"/>
    </style:style>
    <style:style style:display-name="Heading_20_3_20_Char" style:family="text" style:name="199">
      <style:text-properties fo:font-family="Arial" style:font-family-asian="Arial" style:font-family-complex="Arial" fo:font-size="15pt"/>
    </style:style>
    <style:style style:display-name="Heading_20_4_20_Char" style:family="text" style:name="200">
      <style:text-properties fo:font-family="Arial" style:font-family-asian="Arial" style:font-family-complex="Arial" fo:font-size="13pt" fo:font-weight="bold"/>
    </style:style>
    <style:style style:display-name="Heading_20_5_20_Char" style:family="text" style:name="201">
      <style:text-properties fo:font-family="Arial" style:font-family-asian="Arial" style:font-family-complex="Arial" fo:font-size="12pt" fo:font-weight="bold"/>
    </style:style>
    <style:style style:display-name="Heading_20_6_20_Char" style:family="text" style:name="202">
      <style:text-properties fo:font-family="Arial" style:font-family-asian="Arial" style:font-family-complex="Arial" fo:font-size="11pt" fo:font-weight="bold"/>
    </style:style>
    <style:style style:display-name="Heading_20_7_20_Char" style:family="text" style:name="203">
      <style:text-properties fo:font-family="Arial" style:font-family-asian="Arial" style:font-family-complex="Arial" fo:font-size="11pt" fo:font-style="italic" fo:font-weight="bold"/>
    </style:style>
    <style:style style:display-name="Heading_20_8_20_Char" style:family="text" style:name="204">
      <style:text-properties fo:font-family="Arial" style:font-family-asian="Arial" style:font-family-complex="Arial" fo:font-size="11pt" fo:font-style="italic"/>
    </style:style>
    <style:style style:display-name="Heading_20_9_20_Char" style:family="text" style:name="205">
      <style:text-properties fo:font-family="Arial" style:font-family-asian="Arial" style:font-family-complex="Arial" fo:font-size="10.5pt" fo:font-style="italic"/>
    </style:style>
    <style:style style:display-name="Title_20_Char" style:family="text" style:name="206">
      <style:text-properties fo:font-size="24pt"/>
    </style:style>
    <style:style style:display-name="Subtitle_20_Char" style:family="text" style:name="207">
      <style:text-properties fo:font-size="12pt"/>
    </style:style>
    <style:style style:display-name="Quote_20_Char" style:family="text" style:name="208">
      <style:text-properties fo:font-style="italic"/>
    </style:style>
    <style:style style:display-name="Intense_20_Quote_20_Char" style:family="text" style:name="209">
      <style:text-properties fo:font-style="italic"/>
    </style:style>
    <style:style style:display-name="Header_20_Char" style:family="text" style:name="210"/>
    <style:style style:display-name="Footer_20_Char" style:family="text" style:name="211"/>
    <style:style style:display-name="Hyperlink" style:family="text" style:name="212">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display-name="Internet_20_link" style:family="text" style:name="213">
      <style:text-properties fo:color="#0000ff" style:text-underline-type="single" style:text-underline-style="solid" style:text-underline-width="auto" style:text-underline-color="font-color"/>
    </style:style>
    <style:style style:display-name="Footnote_20_Text_20_Char" style:family="text" style:name="214">
      <style:text-properties fo:font-size="9pt"/>
    </style:style>
    <style:style style:display-name="Footnote_20_Symbol" style:family="text" style:name="215"/>
    <style:style style:display-name="Internet_5f_20_5f_link" style:family="text" style:name="216">
      <style:text-properties fo:color="#000080" style:text-underline-type="single" style:text-underline-style="solid" style:text-underline-width="auto" style:text-underline-color="font-color"/>
    </style:style>
    <style:style style:display-name="Endnote_20_Symbol" style:family="text" style:name="217"/>
    <style:style style:display-name="Endnote_20_anchor" style:family="text" style:name="218">
      <style:text-properties style:text-position="33%"/>
    </style:style>
    <style:style style:display-name="Numbering_20_Symbols" style:family="text" style:name="219"/>
    <style:style style:display-name="Default Paragraph Font" style:family="text" style:name="490"/>
  </office:styles>
  <office:automatic-styles>
    <style:page-layout style:name="Mpm1">
      <style:page-layout-properties fo:page-width="21cm" fo:page-height="29.7cm" fo:margin-left="2cm" fo:margin-right="2cm" fo:margin-top="2cm" fo:margin-bottom="2cm"/>
      <style:footer-style>
        <style:header-footer-properties/>
      </style:footer-style>
    </style:page-layout>
    <style:page-layout style:name="Mpm2">
      <style:page-layout-properties fo:page-width="21cm" fo:page-height="29.7cm" fo:margin-left="2cm" fo:margin-right="2cm" fo:margin-top="2cm" fo:margin-bottom="2cm"/>
      <style:footer-style>
        <style:header-footer-properties/>
      </style:footer-style>
    </style:page-layout>
    <style:style style:parent-style-name="179" style:family="paragraph" style:name="P62">
      <style:paragraph-properties/>
    </style:style>
    <style:style style:parent-style-name="179" style:family="paragraph" style:name="P64">
      <style:paragraph-properties/>
    </style:style>
  </office:automatic-styles>
  <office:master-styles>
    <style:master-page style:name="Standard" style:page-layout-name="Mpm1">
      <style:footer>
        <text:p text:style-name="P62"><text:span>By: Anna Sophia Sommer, Daniel Pietschke, Esther Chevalier, Fabienne Kock, Sarah Greb</text:span><text:span/></text:p>
      </style:footer>
    </style:master-page>
    <style:master-page style:name="MasterPage2" style:page-layout-name="Mpm2">
      <style:footer>
        <text:p text:style-name="P64"><text:span>By: Anna Sophia Sommer, Daniel Pietschke, Esther Chevalier, Fabienne Kock, Sarah Greb</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5.2.8.9</meta:generator>
    <meta:initial-creator/>
    <meta:creation-date/>
    <meta:editing-cycles/>
    <meta:editing-duration/>
    <dc:date/>
    <dc:creator/>
    <meta:document-statistic/>
  </office:meta>
</office:document-meta>
</file>